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" svg:font-family="新細明體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8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5" table:default-cell-style-name="ce2"/>
        <table:table-column table:style-name="co3" table:default-cell-style-name="ce2"/>
        <table:table-column table:style-name="co7" table:default-cell-style-name="ce2"/>
        <table:table-column table:style-name="co3" table:number-columns-repeated="3" table:default-cell-style-name="ce2"/>
        <table:table-column table:style-name="co7" table:number-columns-repeated="1006" table:default-cell-style-name="ce2"/>
        <table:table-row table:style-name="ro1">
          <table:table-cell office:value-type="string">
            <text:p>地區</text:p>
          </table:table-cell>
          <table:table-cell office:value-type="string">
            <text:p>日期</text:p>
          </table:table-cell>
          <table:table-cell office:value-type="string">
            <text:p>天文曙光始</text:p>
          </table:table-cell>
          <table:table-cell office:value-type="string">
            <text:p>航海曙光始</text:p>
          </table:table-cell>
          <table:table-cell office:value-type="string">
            <text:p>民用曙光始</text:p>
          </table:table-cell>
          <table:table-cell/>
          <table:table-cell office:value-type="string">
            <text:p>日出時刻</text:p>
          </table:table-cell>
          <table:table-cell office:value-type="string">
            <text:p>日出方位角</text:p>
          </table:table-cell>
          <table:table-cell/>
          <table:table-cell office:value-type="string">
            <text:p>太陽過中天時刻</text:p>
          </table:table-cell>
          <table:table-cell office:value-type="string">
            <text:p>過中天仰角方位</text:p>
          </table:table-cell>
          <table:table-cell/>
          <table:table-cell office:value-type="string">
            <text:p>日沒時刻</text:p>
          </table:table-cell>
          <table:table-cell office:value-type="string">
            <text:p>日沒方位角</text:p>
          </table:table-cell>
          <table:table-cell/>
          <table:table-cell office:value-type="string">
            <text:p>民用暮光終</text:p>
          </table:table-cell>
          <table:table-cell office:value-type="string">
            <text:p>航海暮光終</text:p>
          </table:table-cell>
          <table:table-cell office:value-type="string">
            <text:p>天文暮光終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1">
            <text:p>2019-01-01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2">
            <text:p>2019-01-02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3">
            <text:p>2019-01-0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4">
            <text:p>2019-01-04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5">
            <text:p>2019-01-05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6">
            <text:p>2019-01-06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7">
            <text:p>2019-01-07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8">
            <text:p>2019-01-08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09">
            <text:p>2019-01-09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0">
            <text:p>2019-01-10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1">
            <text:p>2019-01-11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2">
            <text:p>2019-01-12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3">
            <text:p>2019-01-13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4">
            <text:p>2019-01-1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5">
            <text:p>2019-01-1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6">
            <text:p>2019-01-1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7">
            <text:p>2019-01-17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8">
            <text:p>2019-01-18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19">
            <text:p>2019-01-19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0">
            <text:p>2019-01-20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1">
            <text:p>2019-01-21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2">
            <text:p>2019-01-22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3">
            <text:p>2019-01-23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4">
            <text:p>2019-01-2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5">
            <text:p>2019-01-2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6">
            <text:p>2019-01-2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7">
            <text:p>2019-01-27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6M00S">
            <text:p>06:16</text:p>
          </table:table-cell>
          <table:table-cell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8">
            <text:p>2019-01-28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29">
            <text:p>2019-01-29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30">
            <text:p>2019-01-30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1-31">
            <text:p>2019-01-31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1">
            <text:p>2019-02-01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2">
            <text:p>2019-02-02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3">
            <text:p>2019-02-0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4">
            <text:p>2019-02-04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5">
            <text:p>2019-02-05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6">
            <text:p>2019-02-06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7">
            <text:p>2019-02-07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8">
            <text:p>2019-02-08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09">
            <text:p>2019-02-09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0">
            <text:p>2019-02-1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1">
            <text:p>2019-02-11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2">
            <text:p>2019-02-12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3">
            <text:p>2019-02-13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4">
            <text:p>2019-02-14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5">
            <text:p>2019-02-15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6">
            <text:p>2019-02-1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7">
            <text:p>2019-02-17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8">
            <text:p>2019-02-18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19">
            <text:p>2019-02-19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0">
            <text:p>2019-02-20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1">
            <text:p>2019-02-21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2">
            <text:p>2019-02-2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3">
            <text:p>2019-02-23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4">
            <text:p>2019-02-24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5">
            <text:p>2019-02-25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6">
            <text:p>2019-02-26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5H59M00S">
            <text:p>05:59</text:p>
          </table:table-cell>
          <table:table-cell/>
          <table:table-cell table:style-name="ce1" office:value-type="time" office:time-value="PT06H22M00S">
            <text:p>06:22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7">
            <text:p>2019-02-27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2-28">
            <text:p>2019-02-2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20M00S">
            <text:p>06:20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1">
            <text:p>2019-03-01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2">
            <text:p>2019-03-02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3">
            <text:p>2019-03-03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4">
            <text:p>2019-03-04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5">
            <text:p>2019-03-05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6">
            <text:p>2019-03-06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5M00S">
            <text:p>06:15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7">
            <text:p>2019-03-07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1M00S">
            <text:p>05:51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8">
            <text:p>2019-03-08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09">
            <text:p>2019-03-0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0">
            <text:p>2019-03-10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1">
            <text:p>2019-03-11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2">
            <text:p>2019-03-12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3">
            <text:p>2019-03-13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4">
            <text:p>2019-03-1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5">
            <text:p>2019-03-15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6">
            <text:p>2019-03-16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7">
            <text:p>2019-03-17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8">
            <text:p>2019-03-18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19">
            <text:p>2019-03-19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0">
            <text:p>2019-03-20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1">
            <text:p>2019-03-21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2">
            <text:p>2019-03-22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3">
            <text:p>2019-03-23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4">
            <text:p>2019-03-24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5">
            <text:p>2019-03-25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6">
            <text:p>2019-03-26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7">
            <text:p>2019-03-27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/>
          <table:table-cell table:style-name="ce1" office:value-type="time" office:time-value="PT05H54M00S">
            <text:p>05:54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8">
            <text:p>2019-03-28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29">
            <text:p>2019-03-29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30">
            <text:p>2019-03-30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3-31">
            <text:p>2019-03-31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1">
            <text:p>2019-04-01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2">
            <text:p>2019-04-02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3">
            <text:p>2019-04-03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4">
            <text:p>2019-04-04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5">
            <text:p>2019-04-05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6">
            <text:p>2019-04-0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7">
            <text:p>2019-04-07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8">
            <text:p>2019-04-08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09">
            <text:p>2019-04-09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0">
            <text:p>2019-04-10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1">
            <text:p>2019-04-11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2">
            <text:p>2019-04-12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3">
            <text:p>2019-04-13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4">
            <text:p>2019-04-14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5">
            <text:p>2019-04-1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6">
            <text:p>2019-04-16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7">
            <text:p>2019-04-17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8">
            <text:p>2019-04-18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19">
            <text:p>2019-04-19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0">
            <text:p>2019-04-20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1">
            <text:p>2019-04-21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2">
            <text:p>2019-04-22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3">
            <text:p>2019-04-23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4">
            <text:p>2019-04-24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5">
            <text:p>2019-04-25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6">
            <text:p>2019-04-26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1M00S">
            <text:p>05:01</text:p>
          </table:table-cell>
          <table:table-cell/>
          <table:table-cell table:style-name="ce1" office:value-type="time" office:time-value="PT05H25M00S">
            <text:p>05:25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7">
            <text:p>2019-04-27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8">
            <text:p>2019-04-28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5M00S">
            <text:p>19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29">
            <text:p>2019-04-29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4-30">
            <text:p>2019-04-30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1">
            <text:p>2019-05-01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2">
            <text:p>2019-05-02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3">
            <text:p>2019-05-03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4">
            <text:p>2019-05-04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5">
            <text:p>2019-05-05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6">
            <text:p>2019-05-06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7">
            <text:p>2019-05-07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8">
            <text:p>2019-05-08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09">
            <text:p>2019-05-09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0">
            <text:p>2019-05-10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1">
            <text:p>2019-05-11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4M00S">
            <text:p>19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2">
            <text:p>2019-05-12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3">
            <text:p>2019-05-13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4">
            <text:p>2019-05-14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5">
            <text:p>2019-05-15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6">
            <text:p>2019-05-16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7">
            <text:p>2019-05-17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8">
            <text:p>2019-05-18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19">
            <text:p>2019-05-19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0">
            <text:p>2019-05-20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1">
            <text:p>2019-05-21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2">
            <text:p>2019-05-22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3">
            <text:p>2019-05-23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4">
            <text:p>2019-05-24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5">
            <text:p>2019-05-25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/>
          <table:table-cell table:style-name="ce1" office:value-type="time" office:time-value="PT05H08M00S">
            <text:p>05:0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6">
            <text:p>2019-05-26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7">
            <text:p>2019-05-27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8">
            <text:p>2019-05-28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29">
            <text:p>2019-05-29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30">
            <text:p>2019-05-30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5-31">
            <text:p>2019-05-31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1">
            <text:p>2019-06-01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2">
            <text:p>2019-06-02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3">
            <text:p>2019-06-03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4">
            <text:p>2019-06-04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5">
            <text:p>2019-06-05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6">
            <text:p>2019-06-06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7">
            <text:p>2019-06-07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8">
            <text:p>2019-06-08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09">
            <text:p>2019-06-09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0">
            <text:p>2019-06-10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1">
            <text:p>2019-06-11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2">
            <text:p>2019-06-12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3">
            <text:p>2019-06-13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4">
            <text:p>2019-06-14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5">
            <text:p>2019-06-15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6">
            <text:p>2019-06-16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7">
            <text:p>2019-06-17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8">
            <text:p>2019-06-18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19">
            <text:p>2019-06-19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0">
            <text:p>2019-06-20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1">
            <text:p>2019-06-21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2">
            <text:p>2019-06-22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3">
            <text:p>2019-06-23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4">
            <text:p>2019-06-24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5">
            <text:p>2019-06-25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6">
            <text:p>2019-06-26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7">
            <text:p>2019-06-27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8">
            <text:p>2019-06-28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29">
            <text:p>2019-06-29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6-30">
            <text:p>2019-06-30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1">
            <text:p>2019-07-01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2">
            <text:p>2019-07-02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3">
            <text:p>2019-07-03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4">
            <text:p>2019-07-04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5">
            <text:p>2019-07-05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6">
            <text:p>2019-07-06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7">
            <text:p>2019-07-07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8">
            <text:p>2019-07-08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09">
            <text:p>2019-07-09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0">
            <text:p>2019-07-10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1">
            <text:p>2019-07-11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2">
            <text:p>2019-07-12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3">
            <text:p>2019-07-13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4">
            <text:p>2019-07-14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5">
            <text:p>2019-07-15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6">
            <text:p>2019-07-16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7">
            <text:p>2019-07-17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8">
            <text:p>2019-07-18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19">
            <text:p>2019-07-19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0">
            <text:p>2019-07-20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1">
            <text:p>2019-07-21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2">
            <text:p>2019-07-22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3">
            <text:p>2019-07-23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4">
            <text:p>2019-07-24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5">
            <text:p>2019-07-25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5M00S">
            <text:p>04:55</text:p>
          </table:table-cell>
          <table:table-cell/>
          <table:table-cell table:style-name="ce1" office:value-type="time" office:time-value="PT05H20M00S">
            <text:p>05:2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6">
            <text:p>2019-07-26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7">
            <text:p>2019-07-27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8">
            <text:p>2019-07-28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29">
            <text:p>2019-07-29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30">
            <text:p>2019-07-30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7-31">
            <text:p>2019-07-31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1">
            <text:p>2019-08-01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2">
            <text:p>2019-08-02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3">
            <text:p>2019-08-03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4">
            <text:p>2019-08-04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5">
            <text:p>2019-08-05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6">
            <text:p>2019-08-06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7">
            <text:p>2019-08-07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8">
            <text:p>2019-08-08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09">
            <text:p>2019-08-09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0">
            <text:p>2019-08-10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1">
            <text:p>2019-08-11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2">
            <text:p>2019-08-12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3">
            <text:p>2019-08-13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4M00S">
            <text:p>19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4">
            <text:p>2019-08-14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5">
            <text:p>2019-08-15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6">
            <text:p>2019-08-16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7">
            <text:p>2019-08-1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8">
            <text:p>2019-08-1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19">
            <text:p>2019-08-1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0">
            <text:p>2019-08-2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1">
            <text:p>2019-08-21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2">
            <text:p>2019-08-2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3">
            <text:p>2019-08-2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4">
            <text:p>2019-08-24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5">
            <text:p>2019-08-25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/>
          <table:table-cell table:style-name="ce1" office:value-type="time" office:time-value="PT05H34M00S">
            <text:p>05:34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6">
            <text:p>2019-08-26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7">
            <text:p>2019-08-27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8">
            <text:p>2019-08-28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29">
            <text:p>2019-08-29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30">
            <text:p>2019-08-30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8-31">
            <text:p>2019-08-31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1">
            <text:p>2019-09-01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2">
            <text:p>2019-09-02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3">
            <text:p>2019-09-03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4">
            <text:p>2019-09-04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5">
            <text:p>2019-09-05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6">
            <text:p>2019-09-06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7">
            <text:p>2019-09-07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8">
            <text:p>2019-09-08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09">
            <text:p>2019-09-09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0">
            <text:p>2019-09-10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1">
            <text:p>2019-09-11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2">
            <text:p>2019-09-12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3">
            <text:p>2019-09-13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4">
            <text:p>2019-09-1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5">
            <text:p>2019-09-15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6">
            <text:p>2019-09-1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7">
            <text:p>2019-09-17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8">
            <text:p>2019-09-18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19">
            <text:p>2019-09-19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0">
            <text:p>2019-09-20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1">
            <text:p>2019-09-21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2">
            <text:p>2019-09-22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3">
            <text:p>2019-09-23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/>
          <table:table-cell table:style-name="ce1" office:value-type="time" office:time-value="PT05H45M00S">
            <text:p>05:45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4">
            <text:p>2019-09-24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5">
            <text:p>2019-09-25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6">
            <text:p>2019-09-26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7">
            <text:p>2019-09-27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8">
            <text:p>2019-09-28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29">
            <text:p>2019-09-29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09-30">
            <text:p>2019-09-30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1">
            <text:p>2019-10-01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2">
            <text:p>2019-10-02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3">
            <text:p>2019-10-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4">
            <text:p>2019-10-04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5">
            <text:p>2019-10-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6">
            <text:p>2019-10-06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7">
            <text:p>2019-10-07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8">
            <text:p>2019-10-08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09">
            <text:p>2019-10-09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0">
            <text:p>2019-10-10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1">
            <text:p>2019-10-11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2">
            <text:p>2019-10-12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3">
            <text:p>2019-10-13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4">
            <text:p>2019-10-14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5">
            <text:p>2019-10-15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6">
            <text:p>2019-10-16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7">
            <text:p>2019-10-17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8">
            <text:p>2019-10-18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19">
            <text:p>2019-10-19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0">
            <text:p>2019-10-20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1">
            <text:p>2019-10-21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2">
            <text:p>2019-10-22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/>
          <table:table-cell table:style-name="ce1" office:value-type="time" office:time-value="PT05H57M00S">
            <text:p>05:5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3">
            <text:p>2019-10-2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4">
            <text:p>2019-10-2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5">
            <text:p>2019-10-25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6">
            <text:p>2019-10-26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7">
            <text:p>2019-10-27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8">
            <text:p>2019-10-28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29">
            <text:p>2019-10-29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30">
            <text:p>2019-10-30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0-31">
            <text:p>2019-10-31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1">
            <text:p>2019-11-01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2">
            <text:p>2019-11-02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3">
            <text:p>2019-11-03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39M00S">
            <text:p>11:39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4">
            <text:p>2019-11-04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5">
            <text:p>2019-11-05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6">
            <text:p>2019-11-06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7">
            <text:p>2019-11-07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8">
            <text:p>2019-11-08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09">
            <text:p>2019-11-09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0">
            <text:p>2019-11-10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1">
            <text:p>2019-11-11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2">
            <text:p>2019-11-12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3">
            <text:p>2019-11-13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4">
            <text:p>2019-11-14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5">
            <text:p>2019-11-15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6">
            <text:p>2019-11-16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7">
            <text:p>2019-11-1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8">
            <text:p>2019-11-1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19">
            <text:p>2019-11-19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0">
            <text:p>2019-11-20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51M00S">
            <text:p>05:51</text:p>
          </table:table-cell>
          <table:table-cell/>
          <table:table-cell table:style-name="ce1" office:value-type="time" office:time-value="PT06H15M00S">
            <text:p>06:1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1">
            <text:p>2019-11-21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2">
            <text:p>2019-11-22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3">
            <text:p>2019-11-23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4">
            <text:p>2019-11-24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5">
            <text:p>2019-11-25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6">
            <text:p>2019-11-26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7">
            <text:p>2019-11-27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20M00S">
            <text:p>06:20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8">
            <text:p>2019-11-28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29">
            <text:p>2019-11-29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22M00S">
            <text:p>06:2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1-30">
            <text:p>2019-11-30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2M00S">
            <text:p>06:2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1">
            <text:p>2019-12-01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2">
            <text:p>2019-12-02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9M00S">
            <text:p>05:59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3">
            <text:p>2019-12-03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4">
            <text:p>2019-12-04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5">
            <text:p>2019-12-05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6">
            <text:p>2019-12-06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7">
            <text:p>2019-12-07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8">
            <text:p>2019-12-08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09">
            <text:p>2019-12-09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0">
            <text:p>2019-12-10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1">
            <text:p>2019-12-11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2">
            <text:p>2019-12-1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3">
            <text:p>2019-12-1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4">
            <text:p>2019-12-14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5">
            <text:p>2019-12-15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6">
            <text:p>2019-12-16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7">
            <text:p>2019-12-17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8">
            <text:p>2019-12-18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19">
            <text:p>2019-12-19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10M00S">
            <text:p>06:10</text:p>
          </table:table-cell>
          <table:table-cell/>
          <table:table-cell table:style-name="ce1" office:value-type="time" office:time-value="PT06H35M00S">
            <text:p>06:3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0">
            <text:p>2019-12-20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1">
            <text:p>2019-12-21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2">
            <text:p>2019-12-22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3">
            <text:p>2019-12-23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4">
            <text:p>2019-12-24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5">
            <text:p>2019-12-25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6">
            <text:p>2019-12-26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7">
            <text:p>2019-12-27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8">
            <text:p>2019-12-28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29">
            <text:p>2019-12-29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30">
            <text:p>2019-12-30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19-12-31">
            <text:p>2019-12-31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1">
            <text:p>2020-01-01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2">
            <text:p>2020-01-0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3">
            <text:p>2020-01-0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4">
            <text:p>2020-01-04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5">
            <text:p>2020-01-05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6">
            <text:p>2020-01-06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7">
            <text:p>2020-01-07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8">
            <text:p>2020-01-08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09">
            <text:p>2020-01-09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0">
            <text:p>2020-01-10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1">
            <text:p>2020-01-11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2">
            <text:p>2020-01-12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3">
            <text:p>2020-01-13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4">
            <text:p>2020-01-1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5">
            <text:p>2020-01-1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6">
            <text:p>2020-01-1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7">
            <text:p>2020-01-17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8">
            <text:p>2020-01-18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19">
            <text:p>2020-01-19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0">
            <text:p>2020-01-20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1">
            <text:p>2020-01-21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2">
            <text:p>2020-01-22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3">
            <text:p>2020-01-23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4">
            <text:p>2020-01-2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5">
            <text:p>2020-01-2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6">
            <text:p>2020-01-2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7">
            <text:p>2020-01-27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8">
            <text:p>2020-01-28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29">
            <text:p>2020-01-29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30">
            <text:p>2020-01-30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1-31">
            <text:p>2020-01-31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1">
            <text:p>2020-02-01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2">
            <text:p>2020-02-02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3">
            <text:p>2020-02-0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4">
            <text:p>2020-02-04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5">
            <text:p>2020-02-05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6">
            <text:p>2020-02-06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7">
            <text:p>2020-02-07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8">
            <text:p>2020-02-08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09">
            <text:p>2020-02-09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0">
            <text:p>2020-02-1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1">
            <text:p>2020-02-11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2">
            <text:p>2020-02-12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3">
            <text:p>2020-02-13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4">
            <text:p>2020-02-14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5">
            <text:p>2020-02-15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7M00S">
            <text:p>06:07</text:p>
          </table:table-cell>
          <table:table-cell/>
          <table:table-cell table:style-name="ce1" office:value-type="time" office:time-value="PT06H31M00S">
            <text:p>06:3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6">
            <text:p>2020-02-1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7">
            <text:p>2020-02-17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8">
            <text:p>2020-02-18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19">
            <text:p>2020-02-19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0">
            <text:p>2020-02-20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1">
            <text:p>2020-02-21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2">
            <text:p>2020-02-2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3">
            <text:p>2020-02-23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4">
            <text:p>2020-02-24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5">
            <text:p>2020-02-25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6">
            <text:p>2020-02-26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5H59M00S">
            <text:p>05:59</text:p>
          </table:table-cell>
          <table:table-cell table:style-name="ce1"/>
          <table:table-cell table:style-name="ce1" office:value-type="time" office:time-value="PT06H22M00S">
            <text:p>06:22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7">
            <text:p>2020-02-27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8">
            <text:p>2020-02-2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20M00S">
            <text:p>06:20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2-29">
            <text:p>2020-02-29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1">
            <text:p>2020-03-01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2">
            <text:p>2020-03-02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3">
            <text:p>2020-03-03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4">
            <text:p>2020-03-04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5">
            <text:p>2020-03-05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5M00S">
            <text:p>06:15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6">
            <text:p>2020-03-06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1M00S">
            <text:p>05:51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7">
            <text:p>2020-03-07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8">
            <text:p>2020-03-08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09">
            <text:p>2020-03-09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0">
            <text:p>2020-03-10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1">
            <text:p>2020-03-11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2">
            <text:p>2020-03-12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3">
            <text:p>2020-03-13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4">
            <text:p>2020-03-14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5">
            <text:p>2020-03-15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2M00S">
            <text:p>05:42</text:p>
          </table:table-cell>
          <table:table-cell/>
          <table:table-cell table:style-name="ce1" office:value-type="time" office:time-value="PT06H05M00S">
            <text:p>06:05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6">
            <text:p>2020-03-16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7">
            <text:p>2020-03-17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8">
            <text:p>2020-03-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19">
            <text:p>2020-03-19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0">
            <text:p>2020-03-20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1">
            <text:p>2020-03-21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2">
            <text:p>2020-03-22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3">
            <text:p>2020-03-2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4">
            <text:p>2020-03-24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5">
            <text:p>2020-03-25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6">
            <text:p>2020-03-26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7">
            <text:p>2020-03-27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8">
            <text:p>2020-03-28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29">
            <text:p>2020-03-29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30">
            <text:p>2020-03-30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3-31">
            <text:p>2020-03-31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1">
            <text:p>2020-04-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2">
            <text:p>2020-04-02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3">
            <text:p>2020-04-03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4">
            <text:p>2020-04-04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5">
            <text:p>2020-04-05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6">
            <text:p>2020-04-06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7">
            <text:p>2020-04-07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8">
            <text:p>2020-04-08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09">
            <text:p>2020-04-09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0">
            <text:p>2020-04-10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1">
            <text:p>2020-04-11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2">
            <text:p>2020-04-12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3">
            <text:p>2020-04-13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4">
            <text:p>2020-04-1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2M00S">
            <text:p>05:12</text:p>
          </table:table-cell>
          <table:table-cell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5">
            <text:p>2020-04-15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6">
            <text:p>2020-04-16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7">
            <text:p>2020-04-17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8">
            <text:p>2020-04-18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19">
            <text:p>2020-04-1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0">
            <text:p>2020-04-20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1">
            <text:p>2020-04-21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2">
            <text:p>2020-04-22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3">
            <text:p>2020-04-23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4">
            <text:p>2020-04-24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5">
            <text:p>2020-04-25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6">
            <text:p>2020-04-26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7">
            <text:p>2020-04-27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5M00S">
            <text:p>19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8">
            <text:p>2020-04-28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29">
            <text:p>2020-04-29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4-30">
            <text:p>2020-04-30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1">
            <text:p>2020-05-01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2">
            <text:p>2020-05-02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3">
            <text:p>2020-05-03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4">
            <text:p>2020-05-04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5">
            <text:p>2020-05-05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6">
            <text:p>2020-05-06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7">
            <text:p>2020-05-07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8">
            <text:p>2020-05-08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09">
            <text:p>2020-05-09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0">
            <text:p>2020-05-10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4M00S">
            <text:p>19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1">
            <text:p>2020-05-11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2">
            <text:p>2020-05-12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3">
            <text:p>2020-05-13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8M00S">
            <text:p>04:48</text:p>
          </table:table-cell>
          <table:table-cell/>
          <table:table-cell table:style-name="ce1" office:value-type="time" office:time-value="PT05H13M00S">
            <text:p>05:1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4">
            <text:p>2020-05-14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5">
            <text:p>2020-05-15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6">
            <text:p>2020-05-16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7">
            <text:p>2020-05-17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8">
            <text:p>2020-05-18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19">
            <text:p>2020-05-19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0">
            <text:p>2020-05-20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1">
            <text:p>2020-05-21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2">
            <text:p>2020-05-22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3">
            <text:p>2020-05-23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4">
            <text:p>2020-05-24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5">
            <text:p>2020-05-25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6">
            <text:p>2020-05-26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7">
            <text:p>2020-05-27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8">
            <text:p>2020-05-28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29">
            <text:p>2020-05-29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30">
            <text:p>2020-05-30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5-31">
            <text:p>2020-05-31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1">
            <text:p>2020-06-01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2">
            <text:p>2020-06-02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3">
            <text:p>2020-06-03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4">
            <text:p>2020-06-04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5">
            <text:p>2020-06-05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6">
            <text:p>2020-06-06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7">
            <text:p>2020-06-07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8">
            <text:p>2020-06-08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09">
            <text:p>2020-06-09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0">
            <text:p>2020-06-10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1">
            <text:p>2020-06-11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2">
            <text:p>2020-06-12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3">
            <text:p>2020-06-13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4">
            <text:p>2020-06-14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5">
            <text:p>2020-06-15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6">
            <text:p>2020-06-16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7">
            <text:p>2020-06-17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8">
            <text:p>2020-06-18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19">
            <text:p>2020-06-19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0">
            <text:p>2020-06-20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1">
            <text:p>2020-06-21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2">
            <text:p>2020-06-22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3">
            <text:p>2020-06-23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4">
            <text:p>2020-06-24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5">
            <text:p>2020-06-25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6">
            <text:p>2020-06-26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7">
            <text:p>2020-06-27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8">
            <text:p>2020-06-28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29">
            <text:p>2020-06-29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6-30">
            <text:p>2020-06-30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1">
            <text:p>2020-07-01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2">
            <text:p>2020-07-02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3">
            <text:p>2020-07-03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4">
            <text:p>2020-07-04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5">
            <text:p>2020-07-05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6">
            <text:p>2020-07-06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7">
            <text:p>2020-07-07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8">
            <text:p>2020-07-08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09">
            <text:p>2020-07-09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0">
            <text:p>2020-07-10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1">
            <text:p>2020-07-11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2">
            <text:p>2020-07-12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3">
            <text:p>2020-07-13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50M00S">
            <text:p>04:50</text:p>
          </table:table-cell>
          <table:table-cell/>
          <table:table-cell table:style-name="ce1" office:value-type="time" office:time-value="PT05H15M00S">
            <text:p>05:1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4">
            <text:p>2020-07-14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5">
            <text:p>2020-07-15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6">
            <text:p>2020-07-16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7">
            <text:p>2020-07-17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8">
            <text:p>2020-07-18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19">
            <text:p>2020-07-19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0">
            <text:p>2020-07-20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1">
            <text:p>2020-07-21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2">
            <text:p>2020-07-22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3">
            <text:p>2020-07-23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4">
            <text:p>2020-07-24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5">
            <text:p>2020-07-25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6">
            <text:p>2020-07-26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7">
            <text:p>2020-07-27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8">
            <text:p>2020-07-28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29">
            <text:p>2020-07-29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30">
            <text:p>2020-07-30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7-31">
            <text:p>2020-07-31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1">
            <text:p>2020-08-01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2">
            <text:p>2020-08-02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3">
            <text:p>2020-08-03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4">
            <text:p>2020-08-04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5">
            <text:p>2020-08-05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6">
            <text:p>2020-08-06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7">
            <text:p>2020-08-07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8">
            <text:p>2020-08-08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09">
            <text:p>2020-08-09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0">
            <text:p>2020-08-10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1">
            <text:p>2020-08-11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2">
            <text:p>2020-08-12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4M00S">
            <text:p>19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3">
            <text:p>2020-08-13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/>
          <table:table-cell table:style-name="ce1" office:value-type="time" office:time-value="PT05H29M00S">
            <text:p>05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4">
            <text:p>2020-08-14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5">
            <text:p>2020-08-15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6">
            <text:p>2020-08-16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7">
            <text:p>2020-08-1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8">
            <text:p>2020-08-1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19">
            <text:p>2020-08-19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0">
            <text:p>2020-08-2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1">
            <text:p>2020-08-2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5M00S">
            <text:p>19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2">
            <text:p>2020-08-2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3">
            <text:p>2020-08-2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4">
            <text:p>2020-08-2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5">
            <text:p>2020-08-25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6">
            <text:p>2020-08-26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7">
            <text:p>2020-08-27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8">
            <text:p>2020-08-28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29">
            <text:p>2020-08-29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30">
            <text:p>2020-08-30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8-31">
            <text:p>2020-08-31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1">
            <text:p>2020-09-01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2">
            <text:p>2020-09-02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3">
            <text:p>2020-09-03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4">
            <text:p>2020-09-04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5">
            <text:p>2020-09-05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6">
            <text:p>2020-09-06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7">
            <text:p>2020-09-07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8">
            <text:p>2020-09-08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09">
            <text:p>2020-09-09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0">
            <text:p>2020-09-10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1">
            <text:p>2020-09-11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2">
            <text:p>2020-09-12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3">
            <text:p>2020-09-13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4">
            <text:p>2020-09-1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5">
            <text:p>2020-09-15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6">
            <text:p>2020-09-1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7">
            <text:p>2020-09-17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8">
            <text:p>2020-09-18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19">
            <text:p>2020-09-19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0">
            <text:p>2020-09-20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1">
            <text:p>2020-09-21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2">
            <text:p>2020-09-22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3">
            <text:p>2020-09-23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4">
            <text:p>2020-09-24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5">
            <text:p>2020-09-25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6">
            <text:p>2020-09-26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7">
            <text:p>2020-09-27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10M00S">
            <text:p>18:10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8">
            <text:p>2020-09-28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29">
            <text:p>2020-09-29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09-30">
            <text:p>2020-09-30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1">
            <text:p>2020-10-01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2">
            <text:p>2020-10-02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3">
            <text:p>2020-10-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4">
            <text:p>2020-10-04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5">
            <text:p>2020-10-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6">
            <text:p>2020-10-06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7">
            <text:p>2020-10-07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8">
            <text:p>2020-10-08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09">
            <text:p>2020-10-09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0">
            <text:p>2020-10-10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1">
            <text:p>2020-10-11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29M00S">
            <text:p>05:29</text:p>
          </table:table-cell>
          <table:table-cell/>
          <table:table-cell table:style-name="ce1" office:value-type="time" office:time-value="PT05H52M00S">
            <text:p>05:52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2">
            <text:p>2020-10-12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3">
            <text:p>2020-10-13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4">
            <text:p>2020-10-14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5">
            <text:p>2020-10-15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6">
            <text:p>2020-10-16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7">
            <text:p>2020-10-17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8">
            <text:p>2020-10-18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19">
            <text:p>2020-10-19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0">
            <text:p>2020-10-20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1">
            <text:p>2020-10-21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2">
            <text:p>2020-10-22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3">
            <text:p>2020-10-23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4">
            <text:p>2020-10-2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5">
            <text:p>2020-10-25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6">
            <text:p>2020-10-26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7">
            <text:p>2020-10-27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8">
            <text:p>2020-10-28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29">
            <text:p>2020-10-29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30">
            <text:p>2020-10-30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0-31">
            <text:p>2020-10-31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1">
            <text:p>2020-11-01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2">
            <text:p>2020-11-02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3">
            <text:p>2020-11-03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39M00S">
            <text:p>11:39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4">
            <text:p>2020-11-04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5">
            <text:p>2020-11-05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6">
            <text:p>2020-11-06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7">
            <text:p>2020-11-07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8">
            <text:p>2020-11-08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09">
            <text:p>2020-11-09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/>
          <table:table-cell table:style-name="ce1" office:value-type="time" office:time-value="PT06H08M00S">
            <text:p>06:0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0">
            <text:p>2020-11-10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1">
            <text:p>2020-11-11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2">
            <text:p>2020-11-12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3">
            <text:p>2020-11-13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4">
            <text:p>2020-11-14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5">
            <text:p>2020-11-15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6">
            <text:p>2020-11-16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7">
            <text:p>2020-11-17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8">
            <text:p>2020-11-1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19">
            <text:p>2020-11-1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51M00S">
            <text:p>05:51</text:p>
          </table:table-cell>
          <table:table-cell table:style-name="ce1"/>
          <table:table-cell table:style-name="ce1" office:value-type="time" office:time-value="PT06H15M00S">
            <text:p>06:1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0">
            <text:p>2020-11-20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1">
            <text:p>2020-11-21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2">
            <text:p>2020-11-22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3">
            <text:p>2020-11-23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4">
            <text:p>2020-11-24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5">
            <text:p>2020-11-25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6">
            <text:p>2020-11-26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20M00S">
            <text:p>06:20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7">
            <text:p>2020-11-27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8">
            <text:p>2020-11-28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29">
            <text:p>2020-11-29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2M00S">
            <text:p>06:2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1-30">
            <text:p>2020-11-30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1">
            <text:p>2020-12-01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9M00S">
            <text:p>05:59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2">
            <text:p>2020-12-02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3">
            <text:p>2020-12-03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4">
            <text:p>2020-12-04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5">
            <text:p>2020-12-05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6">
            <text:p>2020-12-06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7">
            <text:p>2020-12-07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8">
            <text:p>2020-12-08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4M00S">
            <text:p>06:04</text:p>
          </table:table-cell>
          <table:table-cell/>
          <table:table-cell table:style-name="ce1" office:value-type="time" office:time-value="PT06H28M00S">
            <text:p>06:2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09">
            <text:p>2020-12-09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0">
            <text:p>2020-12-10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1">
            <text:p>2020-12-11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2">
            <text:p>2020-12-12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3">
            <text:p>2020-12-1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4">
            <text:p>2020-12-1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5">
            <text:p>2020-12-15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6">
            <text:p>2020-12-16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7">
            <text:p>2020-12-17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8">
            <text:p>2020-12-18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19">
            <text:p>2020-12-19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0">
            <text:p>2020-12-20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1">
            <text:p>2020-12-21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2">
            <text:p>2020-12-22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3">
            <text:p>2020-12-23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4">
            <text:p>2020-12-24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5">
            <text:p>2020-12-25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6">
            <text:p>2020-12-26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7">
            <text:p>2020-12-27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8">
            <text:p>2020-12-28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29">
            <text:p>2020-12-29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table:style-name="ce4" office:value-type="date" office:date-value="2020-12-30">
            <text:p>2020-12-30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0-12-31">
            <text:p>2020/12/31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1">
            <text:p>2021/01/01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2">
            <text:p>2021/01/02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3">
            <text:p>2021/01/0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4">
            <text:p>2021/01/04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5">
            <text:p>2021/01/05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6">
            <text:p>2021/01/06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/>
          <table:table-cell table:style-name="ce1" office:value-type="time" office:time-value="PT06H42M00S">
            <text:p>06:4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7">
            <text:p>2021/01/07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8">
            <text:p>2021/01/08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09">
            <text:p>2021/01/09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0">
            <text:p>2021/01/10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1">
            <text:p>2021/01/11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2">
            <text:p>2021/01/12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3">
            <text:p>2021/01/13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4">
            <text:p>2021/01/1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5">
            <text:p>2021/01/1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6">
            <text:p>2021/01/1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7">
            <text:p>2021/01/17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8">
            <text:p>2021/01/18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19">
            <text:p>2021/01/19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0">
            <text:p>2021/01/20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1">
            <text:p>2021/01/21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8M00S">
            <text:p>06:18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2">
            <text:p>2021/01/22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2M00S">
            <text:p>06:42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3">
            <text:p>2021/01/23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4">
            <text:p>2021/01/2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5">
            <text:p>2021/01/2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7M00S">
            <text:p>06:17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6">
            <text:p>2021/01/2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1M00S">
            <text:p>06:41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7">
            <text:p>2021/01/27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8">
            <text:p>2021/01/28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29">
            <text:p>2021/01/29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6M00S">
            <text:p>06:16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30">
            <text:p>2021/01/30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1-31">
            <text:p>2021/01/31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1">
            <text:p>2021/02/01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2">
            <text:p>2021/02/02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3">
            <text:p>2021/02/03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4">
            <text:p>2021/02/04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3M00S">
            <text:p>06:13</text:p>
          </table:table-cell>
          <table:table-cell/>
          <table:table-cell table:style-name="ce1" office:value-type="time" office:time-value="PT06H37M00S">
            <text:p>06:3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5">
            <text:p>2021/02/05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6">
            <text:p>2021/02/06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7">
            <text:p>2021/02/07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8">
            <text:p>2021/02/08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09">
            <text:p>2021/02/09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0">
            <text:p>2021/02/10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1">
            <text:p>2021/02/11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2">
            <text:p>2021/02/12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3">
            <text:p>2021/02/13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4">
            <text:p>2021/02/14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5">
            <text:p>2021/02/15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6">
            <text:p>2021/02/1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7">
            <text:p>2021/02/17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8">
            <text:p>2021/02/18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19">
            <text:p>2021/02/19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09M00S">
            <text:p>19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0">
            <text:p>2021/02/20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1">
            <text:p>2021/02/21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2">
            <text:p>2021/02/2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3">
            <text:p>2021/02/23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4">
            <text:p>2021/02/24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8H18M00S">
            <text:p>18:18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5">
            <text:p>2021/02/25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5H59M00S">
            <text:p>05:59</text:p>
          </table:table-cell>
          <table:table-cell table:style-name="ce1"/>
          <table:table-cell table:style-name="ce1" office:value-type="time" office:time-value="PT06H22M00S">
            <text:p>06:22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6">
            <text:p>2021/02/26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7">
            <text:p>2021/02/27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2-28">
            <text:p>2021/02/2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20M00S">
            <text:p>06:20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1">
            <text:p>2021/03/01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2">
            <text:p>2021/03/02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3">
            <text:p>2021/03/03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4">
            <text:p>2021/03/04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5">
            <text:p>2021/03/05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2M00S">
            <text:p>05:52</text:p>
          </table:table-cell>
          <table:table-cell/>
          <table:table-cell table:style-name="ce1" office:value-type="time" office:time-value="PT06H15M00S">
            <text:p>06:15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49M00S">
            <text:p>18:49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6">
            <text:p>2021/03/06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1M00S">
            <text:p>05:51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7">
            <text:p>2021/03/07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8">
            <text:p>2021/03/08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7M00S">
            <text:p>19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09">
            <text:p>2021/03/0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0">
            <text:p>2021/03/10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1">
            <text:p>2021/03/11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2">
            <text:p>2021/03/12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3">
            <text:p>2021/03/13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4">
            <text:p>2021/03/1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5">
            <text:p>2021/03/15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6">
            <text:p>2021/03/16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7">
            <text:p>2021/03/17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8">
            <text:p>2021/03/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19">
            <text:p>2021/03/19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4M00S">
            <text:p>12:04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0">
            <text:p>2021/03/20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1">
            <text:p>2021/03/21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07M00S">
            <text:p>18:07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2">
            <text:p>2021/03/22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3">
            <text:p>2021/03/2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4M00S">
            <text:p>19:2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4">
            <text:p>2021/03/24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5">
            <text:p>2021/03/25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6">
            <text:p>2021/03/26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7">
            <text:p>2021/03/27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8">
            <text:p>2021/03/28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29">
            <text:p>2021/03/29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30">
            <text:p>2021/03/30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3-31">
            <text:p>2021/03/31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1">
            <text:p>2021/04/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2">
            <text:p>2021/04/02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3">
            <text:p>2021/04/03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/>
          <table:table-cell table:style-name="ce1" office:value-type="time" office:time-value="PT05H46M00S">
            <text:p>05:46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4">
            <text:p>2021/04/04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5">
            <text:p>2021/04/05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6">
            <text:p>2021/04/0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7">
            <text:p>2021/04/07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2M00S">
            <text:p>19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8">
            <text:p>2021/04/08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09">
            <text:p>2021/04/09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0">
            <text:p>2021/04/10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1">
            <text:p>2021/04/11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2">
            <text:p>2021/04/12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3">
            <text:p>2021/04/13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4">
            <text:p>2021/04/14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5">
            <text:p>2021/04/1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6">
            <text:p>2021/04/16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7">
            <text:p>2021/04/17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8">
            <text:p>2021/04/18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19">
            <text:p>2021/04/1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0">
            <text:p>2021/04/20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0M00S">
            <text:p>19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1">
            <text:p>2021/04/21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2">
            <text:p>2021/04/22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3">
            <text:p>2021/04/23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4">
            <text:p>2021/04/24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5">
            <text:p>2021/04/25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6">
            <text:p>2021/04/26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7">
            <text:p>2021/04/27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5M00S">
            <text:p>19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8">
            <text:p>2021/04/28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5M00S">
            <text:p>19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29">
            <text:p>2021/04/29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4-30">
            <text:p>2021/04/30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1">
            <text:p>2021/05/01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2">
            <text:p>2021/05/02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6M00S">
            <text:p>04:56</text:p>
          </table:table-cell>
          <table:table-cell/>
          <table:table-cell table:style-name="ce1" office:value-type="time" office:time-value="PT05H20M00S">
            <text:p>05:20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3">
            <text:p>2021/05/03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4">
            <text:p>2021/05/04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5">
            <text:p>2021/05/05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6">
            <text:p>2021/05/06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7">
            <text:p>2021/05/07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8">
            <text:p>2021/05/08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09">
            <text:p>2021/05/09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0">
            <text:p>2021/05/10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4M00S">
            <text:p>19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1">
            <text:p>2021/05/11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2">
            <text:p>2021/05/12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3">
            <text:p>2021/05/13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4">
            <text:p>2021/05/14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5">
            <text:p>2021/05/15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6">
            <text:p>2021/05/16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7">
            <text:p>2021/05/17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8">
            <text:p>2021/05/18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19">
            <text:p>2021/05/19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0">
            <text:p>2021/05/20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1">
            <text:p>2021/05/21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2">
            <text:p>2021/05/22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3">
            <text:p>2021/05/23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4">
            <text:p>2021/05/24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5">
            <text:p>2021/05/25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6">
            <text:p>2021/05/26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7">
            <text:p>2021/05/27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8">
            <text:p>2021/05/28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29">
            <text:p>2021/05/29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30">
            <text:p>2021/05/30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5-31">
            <text:p>2021/05/31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1">
            <text:p>2021/06/01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/>
          <table:table-cell table:style-name="ce1" office:value-type="time" office:time-value="PT05H07M00S">
            <text:p>05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2">
            <text:p>2021/06/02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3">
            <text:p>2021/06/03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4">
            <text:p>2021/06/04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5">
            <text:p>2021/06/05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6">
            <text:p>2021/06/06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7">
            <text:p>2021/06/07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8">
            <text:p>2021/06/08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09">
            <text:p>2021/06/09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0">
            <text:p>2021/06/10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1">
            <text:p>2021/06/11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2">
            <text:p>2021/06/12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3">
            <text:p>2021/06/13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0M00S">
            <text:p>04:40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4">
            <text:p>2021/06/14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5">
            <text:p>2021/06/15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6">
            <text:p>2021/06/16</text:p>
          </table:table-cell>
          <table:table-cell table:style-name="ce1" office:value-type="time" office:time-value="PT03H37M00S">
            <text:p>03:3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6M00S">
            <text:p>05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7">
            <text:p>2021/06/17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8">
            <text:p>2021/06/18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19">
            <text:p>2021/06/19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0">
            <text:p>2021/06/20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41M00S">
            <text:p>04:41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1">
            <text:p>2021/06/21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7M00S">
            <text:p>05:0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2">
            <text:p>2021/06/22</text:p>
          </table:table-cell>
          <table:table-cell table:style-name="ce1" office:value-type="time" office:time-value="PT03H38M00S">
            <text:p>03:3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3">
            <text:p>2021/06/23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4">
            <text:p>2021/06/24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2M00S">
            <text:p>04:42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5">
            <text:p>2021/06/25</text:p>
          </table:table-cell>
          <table:table-cell table:style-name="ce1" office:value-type="time" office:time-value="PT03H39M00S">
            <text:p>03:39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8M00S">
            <text:p>05:0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6">
            <text:p>2021/06/26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7">
            <text:p>2021/06/27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8">
            <text:p>2021/06/28</text:p>
          </table:table-cell>
          <table:table-cell table:style-name="ce1" office:value-type="time" office:time-value="PT03H40M00S">
            <text:p>03:40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3M00S">
            <text:p>04:43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29">
            <text:p>2021/06/29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09M00S">
            <text:p>05:0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6-30">
            <text:p>2021/06/30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1">
            <text:p>2021/07/01</text:p>
          </table:table-cell>
          <table:table-cell table:style-name="ce1" office:value-type="time" office:time-value="PT03H41M00S">
            <text:p>03:41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4M00S">
            <text:p>04:44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2">
            <text:p>2021/07/02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5M00S">
            <text:p>04:45</text:p>
          </table:table-cell>
          <table:table-cell/>
          <table:table-cell table:style-name="ce1" office:value-type="time" office:time-value="PT05H10M00S">
            <text:p>05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3">
            <text:p>2021/07/03</text:p>
          </table:table-cell>
          <table:table-cell table:style-name="ce1" office:value-type="time" office:time-value="PT03H42M00S">
            <text:p>03:42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5M00S">
            <text:p>04:45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4">
            <text:p>2021/07/04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1M00S">
            <text:p>05:1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5">
            <text:p>2021/07/05</text:p>
          </table:table-cell>
          <table:table-cell table:style-name="ce1" office:value-type="time" office:time-value="PT03H43M00S">
            <text:p>03:43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6M00S">
            <text:p>19:46</text:p>
          </table:table-cell>
          <table:table-cell table:style-name="ce1" office:value-type="time" office:time-value="PT20H18M00S">
            <text:p>20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6">
            <text:p>2021/07/06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6M00S">
            <text:p>04:46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6">
            <text:p>296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7">
            <text:p>2021/07/07</text:p>
          </table:table-cell>
          <table:table-cell table:style-name="ce1" office:value-type="time" office:time-value="PT03H44M00S">
            <text:p>03:44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2M00S">
            <text:p>05:12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8">
            <text:p>2021/07/08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7M00S">
            <text:p>04:47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5M00S">
            <text:p>19:15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09">
            <text:p>2021/07/09</text:p>
          </table:table-cell>
          <table:table-cell table:style-name="ce1" office:value-type="time" office:time-value="PT03H45M00S">
            <text:p>03:45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3M00S">
            <text:p>05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7M00S">
            <text:p>20:1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0">
            <text:p>2021/07/10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8M00S">
            <text:p>04:48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1">
            <text:p>2021/07/11</text:p>
          </table:table-cell>
          <table:table-cell table:style-name="ce1" office:value-type="time" office:time-value="PT03H46M00S">
            <text:p>03:46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5M00S">
            <text:p>19:45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2">
            <text:p>2021/07/12</text:p>
          </table:table-cell>
          <table:table-cell table:style-name="ce1" office:value-type="time" office:time-value="PT03H47M00S">
            <text:p>03:47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9M00S">
            <text:p>04:49</text:p>
          </table:table-cell>
          <table:table-cell table:style-name="ce1"/>
          <table:table-cell table:style-name="ce1" office:value-type="time" office:time-value="PT05H14M00S">
            <text:p>05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3">
            <text:p>2021/07/13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5">
            <text:p>295</text:p>
          </table:table-cell>
          <table:table-cell/>
          <table:table-cell table:style-name="ce1" office:value-type="time" office:time-value="PT19H14M00S">
            <text:p>19:14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6M00S">
            <text:p>20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4">
            <text:p>2021/07/14</text:p>
          </table:table-cell>
          <table:table-cell table:style-name="ce1" office:value-type="time" office:time-value="PT03H48M00S">
            <text:p>03:48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0M00S">
            <text:p>04:50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4M00S">
            <text:p>19:44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5">
            <text:p>2021/07/15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5M00S">
            <text:p>20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6">
            <text:p>2021/07/16</text:p>
          </table:table-cell>
          <table:table-cell table:style-name="ce1" office:value-type="time" office:time-value="PT03H49M00S">
            <text:p>03:49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1M00S">
            <text:p>04:51</text:p>
          </table:table-cell>
          <table:table-cell table:style-name="ce1"/>
          <table:table-cell table:style-name="ce1" office:value-type="time" office:time-value="PT05H16M00S">
            <text:p>05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3M00S">
            <text:p>19:13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7">
            <text:p>2021/07/17</text:p>
          </table:table-cell>
          <table:table-cell table:style-name="ce1" office:value-type="time" office:time-value="PT03H50M00S">
            <text:p>03:50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3M00S">
            <text:p>19:43</text:p>
          </table:table-cell>
          <table:table-cell table:style-name="ce1" office:value-type="time" office:time-value="PT20H14M00S">
            <text:p>20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8">
            <text:p>2021/07/18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2M00S">
            <text:p>04:52</text:p>
          </table:table-cell>
          <table:table-cell table:style-name="ce1"/>
          <table:table-cell table:style-name="ce1" office:value-type="time" office:time-value="PT05H17M00S">
            <text:p>05:1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4">
            <text:p>294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19">
            <text:p>2021/07/19</text:p>
          </table:table-cell>
          <table:table-cell table:style-name="ce1" office:value-type="time" office:time-value="PT03H51M00S">
            <text:p>03:51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2M00S">
            <text:p>19:12</text:p>
          </table:table-cell>
          <table:table-cell table:style-name="ce1" office:value-type="time" office:time-value="PT19H42M00S">
            <text:p>19:42</text:p>
          </table:table-cell>
          <table:table-cell table:style-name="ce1" office:value-type="time" office:time-value="PT20H13M00S">
            <text:p>20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0">
            <text:p>2021/07/20</text:p>
          </table:table-cell>
          <table:table-cell table:style-name="ce1" office:value-type="time" office:time-value="PT03H52M00S">
            <text:p>03:52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3M00S">
            <text:p>04:53</text:p>
          </table:table-cell>
          <table:table-cell table:style-name="ce1"/>
          <table:table-cell table:style-name="ce1" office:value-type="time" office:time-value="PT05H18M00S">
            <text:p>05:1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1">
            <text:p>2021/07/21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1M00S">
            <text:p>19:11</text:p>
          </table:table-cell>
          <table:table-cell table:style-name="ce1" office:value-type="time" office:time-value="PT19H41M00S">
            <text:p>19:41</text:p>
          </table:table-cell>
          <table:table-cell table:style-name="ce1" office:value-type="time" office:time-value="PT20H12M00S">
            <text:p>20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2">
            <text:p>2021/07/22</text:p>
          </table:table-cell>
          <table:table-cell table:style-name="ce1" office:value-type="time" office:time-value="PT03H53M00S">
            <text:p>03:53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4M00S">
            <text:p>04:54</text:p>
          </table:table-cell>
          <table:table-cell table:style-name="ce1"/>
          <table:table-cell table:style-name="ce1" office:value-type="time" office:time-value="PT05H19M00S">
            <text:p>05:1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3">
            <text:p>2021/07/23</text:p>
          </table:table-cell>
          <table:table-cell table:style-name="ce1" office:value-type="time" office:time-value="PT03H54M00S">
            <text:p>03:5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3">
            <text:p>293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40M00S">
            <text:p>19:40</text:p>
          </table:table-cell>
          <table:table-cell table:style-name="ce1" office:value-type="time" office:time-value="PT20H11M00S">
            <text:p>20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4">
            <text:p>2021/07/24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5M00S">
            <text:p>04:55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10M00S">
            <text:p>19:10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10M00S">
            <text:p>20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5">
            <text:p>2021/07/25</text:p>
          </table:table-cell>
          <table:table-cell table:style-name="ce1" office:value-type="time" office:time-value="PT03H55M00S">
            <text:p>03:55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0M00S">
            <text:p>05:2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9M00S">
            <text:p>19:39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6">
            <text:p>2021/07/26</text:p>
          </table:table-cell>
          <table:table-cell table:style-name="ce1" office:value-type="time" office:time-value="PT03H56M00S">
            <text:p>03:56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6M00S">
            <text:p>04:56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9M00S">
            <text:p>19:09</text:p>
          </table:table-cell>
          <table:table-cell table:style-name="ce1" office:value-type="time" office:time-value="PT19H38M00S">
            <text:p>19:38</text:p>
          </table:table-cell>
          <table:table-cell table:style-name="ce1" office:value-type="time" office:time-value="PT20H09M00S">
            <text:p>20:0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7">
            <text:p>2021/07/27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1M00S">
            <text:p>05:2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2">
            <text:p>292</text:p>
          </table:table-cell>
          <table:table-cell/>
          <table:table-cell table:style-name="ce1" office:value-type="time" office:time-value="PT19H08M00S">
            <text:p>19:08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8M00S">
            <text:p>20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8">
            <text:p>2021/07/28</text:p>
          </table:table-cell>
          <table:table-cell table:style-name="ce1" office:value-type="time" office:time-value="PT03H57M00S">
            <text:p>03:57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7M00S">
            <text:p>04:57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3M00S">
            <text:p>18:43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7M00S">
            <text:p>19:37</text:p>
          </table:table-cell>
          <table:table-cell table:style-name="ce1" office:value-type="time" office:time-value="PT20H07M00S">
            <text:p>20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29">
            <text:p>2021/07/29</text:p>
          </table:table-cell>
          <table:table-cell table:style-name="ce1" office:value-type="time" office:time-value="PT03H58M00S">
            <text:p>03:58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7M00S">
            <text:p>19:07</text:p>
          </table:table-cell>
          <table:table-cell table:style-name="ce1" office:value-type="time" office:time-value="PT19H36M00S">
            <text:p>19:36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30">
            <text:p>2021/07/30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8M00S">
            <text:p>04:58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1">
            <text:p>291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6M00S">
            <text:p>20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7-31">
            <text:p>2021/07/31</text:p>
          </table:table-cell>
          <table:table-cell table:style-name="ce1" office:value-type="time" office:time-value="PT03H59M00S">
            <text:p>03:59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9M00S">
            <text:p>04:59</text:p>
          </table:table-cell>
          <table:table-cell table:style-name="ce1"/>
          <table:table-cell table:style-name="ce1" office:value-type="time" office:time-value="PT05H23M00S">
            <text:p>05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6M00S">
            <text:p>19:06</text:p>
          </table:table-cell>
          <table:table-cell table:style-name="ce1" office:value-type="time" office:time-value="PT19H35M00S">
            <text:p>19:35</text:p>
          </table:table-cell>
          <table:table-cell table:style-name="ce1" office:value-type="time" office:time-value="PT20H05M00S">
            <text:p>20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1">
            <text:p>2021/08/01</text:p>
          </table:table-cell>
          <table:table-cell table:style-name="ce1" office:value-type="time" office:time-value="PT04H00M00S">
            <text:p>04:00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9M00S">
            <text:p>04:59</text:p>
          </table:table-cell>
          <table:table-cell/>
          <table:table-cell table:style-name="ce1" office:value-type="time" office:time-value="PT05H24M00S">
            <text:p>05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5M00S">
            <text:p>19:05</text:p>
          </table:table-cell>
          <table:table-cell table:style-name="ce1" office:value-type="time" office:time-value="PT19H34M00S">
            <text:p>19:34</text:p>
          </table:table-cell>
          <table:table-cell table:style-name="ce1" office:value-type="time" office:time-value="PT20H04M00S">
            <text:p>20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2">
            <text:p>2021/08/02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4M00S">
            <text:p>05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40M00S">
            <text:p>18:40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3M00S">
            <text:p>20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3">
            <text:p>2021/08/03</text:p>
          </table:table-cell>
          <table:table-cell table:style-name="ce1" office:value-type="time" office:time-value="PT04H01M00S">
            <text:p>04:01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5H00M00S">
            <text:p>05:00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90">
            <text:p>290</text:p>
          </table:table-cell>
          <table:table-cell/>
          <table:table-cell table:style-name="ce1" office:value-type="time" office:time-value="PT19H04M00S">
            <text:p>19:04</text:p>
          </table:table-cell>
          <table:table-cell table:style-name="ce1" office:value-type="time" office:time-value="PT19H33M00S">
            <text:p>19:33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4">
            <text:p>2021/08/04</text:p>
          </table:table-cell>
          <table:table-cell table:style-name="ce1" office:value-type="time" office:time-value="PT04H02M00S">
            <text:p>04:02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5M00S">
            <text:p>05:25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9M00S">
            <text:p>18:39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3M00S">
            <text:p>19:03</text:p>
          </table:table-cell>
          <table:table-cell table:style-name="ce1" office:value-type="time" office:time-value="PT19H32M00S">
            <text:p>19:32</text:p>
          </table:table-cell>
          <table:table-cell table:style-name="ce1" office:value-type="time" office:time-value="PT20H02M00S">
            <text:p>20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5">
            <text:p>2021/08/05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5H01M00S">
            <text:p>05:01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1M00S">
            <text:p>19:31</text:p>
          </table:table-cell>
          <table:table-cell table:style-name="ce1" office:value-type="time" office:time-value="PT20H01M00S">
            <text:p>20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6">
            <text:p>2021/08/06</text:p>
          </table:table-cell>
          <table:table-cell table:style-name="ce1" office:value-type="time" office:time-value="PT04H03M00S">
            <text:p>04: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89">
            <text:p>289</text:p>
          </table:table-cell>
          <table:table-cell/>
          <table:table-cell table:style-name="ce1" office:value-type="time" office:time-value="PT19H02M00S">
            <text:p>19:02</text:p>
          </table:table-cell>
          <table:table-cell table:style-name="ce1" office:value-type="time" office:time-value="PT19H30M00S">
            <text:p>19:30</text:p>
          </table:table-cell>
          <table:table-cell table:style-name="ce1" office:value-type="time" office:time-value="PT20H00M00S">
            <text:p>20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7">
            <text:p>2021/08/07</text:p>
          </table:table-cell>
          <table:table-cell table:style-name="ce1" office:value-type="time" office:time-value="PT04H04M00S">
            <text:p>04:04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2M00S">
            <text:p>05:02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9H01M00S">
            <text:p>19:01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19H59M00S">
            <text:p>19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8">
            <text:p>2021/08/08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9H00M00S">
            <text:p>19:00</text:p>
          </table:table-cell>
          <table:table-cell table:style-name="ce1" office:value-type="time" office:time-value="PT19H29M00S">
            <text:p>19:29</text:p>
          </table:table-cell>
          <table:table-cell table:style-name="ce1" office:value-type="time" office:time-value="PT19H58M00S">
            <text:p>19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09">
            <text:p>2021/08/09</text:p>
          </table:table-cell>
          <table:table-cell table:style-name="ce1" office:value-type="time" office:time-value="PT04H05M00S">
            <text:p>04:05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3M00S">
            <text:p>05:03</text:p>
          </table:table-cell>
          <table:table-cell table:style-name="ce1"/>
          <table:table-cell table:style-name="ce1" office:value-type="time" office:time-value="PT05H27M00S">
            <text:p>05:27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288">
            <text:p>288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8M00S">
            <text:p>19:28</text:p>
          </table:table-cell>
          <table:table-cell table:style-name="ce1" office:value-type="time" office:time-value="PT19H57M00S">
            <text:p>19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0">
            <text:p>2021/08/10</text:p>
          </table:table-cell>
          <table:table-cell table:style-name="ce1" office:value-type="time" office:time-value="PT04H06M00S">
            <text:p>04:06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9M00S">
            <text:p>18:59</text:p>
          </table:table-cell>
          <table:table-cell table:style-name="ce1" office:value-type="time" office:time-value="PT19H27M00S">
            <text:p>19:27</text:p>
          </table:table-cell>
          <table:table-cell table:style-name="ce1" office:value-type="time" office:time-value="PT19H56M00S">
            <text:p>19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1">
            <text:p>2021/08/11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4M00S">
            <text:p>05:04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8M00S">
            <text:p>18:58</text:p>
          </table:table-cell>
          <table:table-cell table:style-name="ce1" office:value-type="time" office:time-value="PT19H26M00S">
            <text:p>19:26</text:p>
          </table:table-cell>
          <table:table-cell table:style-name="ce1" office:value-type="time" office:time-value="PT19H55M00S">
            <text:p>19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2">
            <text:p>2021/08/12</text:p>
          </table:table-cell>
          <table:table-cell table:style-name="ce1" office:value-type="time" office:time-value="PT04H07M00S">
            <text:p>04:07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87">
            <text:p>287</text:p>
          </table:table-cell>
          <table:table-cell/>
          <table:table-cell table:style-name="ce1" office:value-type="time" office:time-value="PT18H57M00S">
            <text:p>18:57</text:p>
          </table:table-cell>
          <table:table-cell table:style-name="ce1" office:value-type="time" office:time-value="PT19H25M00S">
            <text:p>19:25</text:p>
          </table:table-cell>
          <table:table-cell table:style-name="ce1" office:value-type="time" office:time-value="PT19H54M00S">
            <text:p>19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3">
            <text:p>2021/08/13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5M00S">
            <text:p>05:05</text:p>
          </table:table-cell>
          <table:table-cell table:style-name="ce1"/>
          <table:table-cell table:style-name="ce1" office:value-type="time" office:time-value="PT05H29M00S">
            <text:p>05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6M00S">
            <text:p>18:56</text:p>
          </table:table-cell>
          <table:table-cell table:style-name="ce1" office:value-type="time" office:time-value="PT19H24M00S">
            <text:p>19:24</text:p>
          </table:table-cell>
          <table:table-cell table:style-name="ce1" office:value-type="time" office:time-value="PT19H53M00S">
            <text:p>19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4">
            <text:p>2021/08/14</text:p>
          </table:table-cell>
          <table:table-cell table:style-name="ce1" office:value-type="time" office:time-value="PT04H08M00S">
            <text:p>04:08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5M00S">
            <text:p>18:55</text:p>
          </table:table-cell>
          <table:table-cell table:style-name="ce1" office:value-type="time" office:time-value="PT19H23M00S">
            <text:p>19:23</text:p>
          </table:table-cell>
          <table:table-cell table:style-name="ce1" office:value-type="time" office:time-value="PT19H52M00S">
            <text:p>19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5">
            <text:p>2021/08/15</text:p>
          </table:table-cell>
          <table:table-cell table:style-name="ce1" office:value-type="time" office:time-value="PT04H09M00S">
            <text:p>04:09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6M00S">
            <text:p>05:06</text:p>
          </table:table-cell>
          <table:table-cell table:style-name="ce1"/>
          <table:table-cell table:style-name="ce1" office:value-type="time" office:time-value="PT05H30M00S">
            <text:p>05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1M00S">
            <text:p>18:31</text:p>
          </table:table-cell>
          <table:table-cell office:value-type="float" office:value="286">
            <text:p>286</text:p>
          </table:table-cell>
          <table:table-cell/>
          <table:table-cell table:style-name="ce1" office:value-type="time" office:time-value="PT18H54M00S">
            <text:p>18:54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1M00S">
            <text:p>19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6">
            <text:p>2021/08/16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2M00S">
            <text:p>19:22</text:p>
          </table:table-cell>
          <table:table-cell table:style-name="ce1" office:value-type="time" office:time-value="PT19H50M00S">
            <text:p>19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7">
            <text:p>2021/08/17</text:p>
          </table:table-cell>
          <table:table-cell table:style-name="ce1" office:value-type="time" office:time-value="PT04H10M00S">
            <text:p>04:10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7M00S">
            <text:p>05:07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3M00S">
            <text:p>18:53</text:p>
          </table:table-cell>
          <table:table-cell table:style-name="ce1" office:value-type="time" office:time-value="PT19H21M00S">
            <text:p>19:21</text:p>
          </table:table-cell>
          <table:table-cell table:style-name="ce1" office:value-type="time" office:time-value="PT19H49M00S">
            <text:p>19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8">
            <text:p>2021/08/18</text:p>
          </table:table-cell>
          <table:table-cell table:style-name="ce1" office:value-type="time" office:time-value="PT04H11M00S">
            <text:p>04:11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1M00S">
            <text:p>05:3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85">
            <text:p>285</text:p>
          </table:table-cell>
          <table:table-cell/>
          <table:table-cell table:style-name="ce1" office:value-type="time" office:time-value="PT18H52M00S">
            <text:p>18:52</text:p>
          </table:table-cell>
          <table:table-cell table:style-name="ce1" office:value-type="time" office:time-value="PT19H20M00S">
            <text:p>19:20</text:p>
          </table:table-cell>
          <table:table-cell table:style-name="ce1" office:value-type="time" office:time-value="PT19H48M00S">
            <text:p>19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19">
            <text:p>2021/08/19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8M00S">
            <text:p>05:08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51M00S">
            <text:p>18:51</text:p>
          </table:table-cell>
          <table:table-cell table:style-name="ce1" office:value-type="time" office:time-value="PT19H19M00S">
            <text:p>19:19</text:p>
          </table:table-cell>
          <table:table-cell table:style-name="ce1" office:value-type="time" office:time-value="PT19H47M00S">
            <text:p>19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0">
            <text:p>2021/08/20</text:p>
          </table:table-cell>
          <table:table-cell table:style-name="ce1" office:value-type="time" office:time-value="PT04H12M00S">
            <text:p>04:12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2M00S">
            <text:p>05:3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50M00S">
            <text:p>18:50</text:p>
          </table:table-cell>
          <table:table-cell table:style-name="ce1" office:value-type="time" office:time-value="PT19H18M00S">
            <text:p>19:18</text:p>
          </table:table-cell>
          <table:table-cell table:style-name="ce1" office:value-type="time" office:time-value="PT19H46M00S">
            <text:p>19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1">
            <text:p>2021/08/21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4">
            <text:p>284</text:p>
          </table:table-cell>
          <table:table-cell/>
          <table:table-cell table:style-name="ce1" office:value-type="time" office:time-value="PT18H49M00S">
            <text:p>18:49</text:p>
          </table:table-cell>
          <table:table-cell table:style-name="ce1" office:value-type="time" office:time-value="PT19H17M00S">
            <text:p>19:17</text:p>
          </table:table-cell>
          <table:table-cell table:style-name="ce1" office:value-type="time" office:time-value="PT19H45M00S">
            <text:p>19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2">
            <text:p>2021/08/22</text:p>
          </table:table-cell>
          <table:table-cell table:style-name="ce1" office:value-type="time" office:time-value="PT04H13M00S">
            <text:p>04:13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8M00S">
            <text:p>18:48</text:p>
          </table:table-cell>
          <table:table-cell table:style-name="ce1" office:value-type="time" office:time-value="PT19H16M00S">
            <text:p>19:16</text:p>
          </table:table-cell>
          <table:table-cell table:style-name="ce1" office:value-type="time" office:time-value="PT19H44M00S">
            <text:p>19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3">
            <text:p>2021/08/23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3M00S">
            <text:p>05:33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3">
            <text:p>283</text:p>
          </table:table-cell>
          <table:table-cell/>
          <table:table-cell table:style-name="ce1" office:value-type="time" office:time-value="PT18H47M00S">
            <text:p>18:47</text:p>
          </table:table-cell>
          <table:table-cell table:style-name="ce1" office:value-type="time" office:time-value="PT19H15M00S">
            <text:p>19:15</text:p>
          </table:table-cell>
          <table:table-cell table:style-name="ce1" office:value-type="time" office:time-value="PT19H43M00S">
            <text:p>19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4">
            <text:p>2021/08/24</text:p>
          </table:table-cell>
          <table:table-cell table:style-name="ce1" office:value-type="time" office:time-value="PT04H14M00S">
            <text:p>04:14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6M00S">
            <text:p>18:46</text:p>
          </table:table-cell>
          <table:table-cell table:style-name="ce1" office:value-type="time" office:time-value="PT19H14M00S">
            <text:p>19:14</text:p>
          </table:table-cell>
          <table:table-cell table:style-name="ce1" office:value-type="time" office:time-value="PT19H42M00S">
            <text:p>19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5">
            <text:p>2021/08/25</text:p>
          </table:table-cell>
          <table:table-cell table:style-name="ce1" office:value-type="time" office:time-value="PT04H15M00S">
            <text:p>04:15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4M00S">
            <text:p>05:34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5M00S">
            <text:p>18:45</text:p>
          </table:table-cell>
          <table:table-cell table:style-name="ce1" office:value-type="time" office:time-value="PT19H13M00S">
            <text:p>19:13</text:p>
          </table:table-cell>
          <table:table-cell table:style-name="ce1" office:value-type="time" office:time-value="PT19H41M00S">
            <text:p>19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6">
            <text:p>2021/08/26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82">
            <text:p>282</text:p>
          </table:table-cell>
          <table:table-cell/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style-name="ce1" office:value-type="time" office:time-value="PT19H39M00S">
            <text:p>19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7">
            <text:p>2021/08/27</text:p>
          </table:table-cell>
          <table:table-cell table:style-name="ce1" office:value-type="time" office:time-value="PT04H16M00S">
            <text:p>04:16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style-name="ce1" office:value-type="time" office:time-value="PT19H38M00S">
            <text:p>19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8">
            <text:p>2021/08/28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2M00S">
            <text:p>18:42</text:p>
          </table:table-cell>
          <table:table-cell table:style-name="ce1" office:value-type="time" office:time-value="PT19H09M00S">
            <text:p>19:09</text:p>
          </table:table-cell>
          <table:table-cell table:style-name="ce1" office:value-type="time" office:time-value="PT19H37M00S">
            <text:p>19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29">
            <text:p>2021/08/29</text:p>
          </table:table-cell>
          <table:table-cell table:style-name="ce1" office:value-type="time" office:time-value="PT04H17M00S">
            <text:p>04:17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float" office:value="281">
            <text:p>281</text:p>
          </table:table-cell>
          <table:table-cell/>
          <table:table-cell table:style-name="ce1" office:value-type="time" office:time-value="PT18H41M00S">
            <text:p>18:41</text:p>
          </table:table-cell>
          <table:table-cell table:style-name="ce1" office:value-type="time" office:time-value="PT19H08M00S">
            <text:p>19:08</text:p>
          </table:table-cell>
          <table:table-cell table:style-name="ce1" office:value-type="time" office:time-value="PT19H36M00S">
            <text:p>19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30">
            <text:p>2021/08/30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40M00S">
            <text:p>18:40</text:p>
          </table:table-cell>
          <table:table-cell table:style-name="ce1" office:value-type="time" office:time-value="PT19H07M00S">
            <text:p>19:07</text:p>
          </table:table-cell>
          <table:table-cell table:style-name="ce1" office:value-type="time" office:time-value="PT19H35M00S">
            <text:p>19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8-31">
            <text:p>2021/08/31</text:p>
          </table:table-cell>
          <table:table-cell table:style-name="ce1" office:value-type="time" office:time-value="PT04H18M00S">
            <text:p>04:18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/>
          <table:table-cell table:style-name="ce1" office:value-type="time" office:time-value="PT05H36M00S">
            <text:p>05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16M00S">
            <text:p>18:16</text:p>
          </table:table-cell>
          <table:table-cell office:value-type="float" office:value="280">
            <text:p>280</text:p>
          </table:table-cell>
          <table:table-cell/>
          <table:table-cell table:style-name="ce1" office:value-type="time" office:time-value="PT18H39M00S">
            <text:p>18:39</text:p>
          </table:table-cell>
          <table:table-cell table:style-name="ce1" office:value-type="time" office:time-value="PT19H06M00S">
            <text:p>19:06</text:p>
          </table:table-cell>
          <table:table-cell table:style-name="ce1" office:value-type="time" office:time-value="PT19H34M00S">
            <text:p>19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1">
            <text:p>2021/09/01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4M00S">
            <text:p>05:14</text:p>
          </table:table-cell>
          <table:table-cell/>
          <table:table-cell table:style-name="ce1" office:value-type="time" office:time-value="PT05H37M00S">
            <text:p>05:3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5M00S">
            <text:p>18:15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8M00S">
            <text:p>18:38</text:p>
          </table:table-cell>
          <table:table-cell table:style-name="ce1" office:value-type="time" office:time-value="PT19H05M00S">
            <text:p>19:05</text:p>
          </table:table-cell>
          <table:table-cell table:style-name="ce1" office:value-type="time" office:time-value="PT19H33M00S">
            <text:p>19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2">
            <text:p>2021/09/02</text:p>
          </table:table-cell>
          <table:table-cell table:style-name="ce1" office:value-type="time" office:time-value="PT04H19M00S">
            <text:p>04:19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style-name="ce1" office:value-type="time" office:time-value="PT19H31M00S">
            <text:p>19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3">
            <text:p>2021/09/03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79">
            <text:p>279</text:p>
          </table:table-cell>
          <table:table-cell/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style-name="ce1" office:value-type="time" office:time-value="PT19H30M00S">
            <text:p>19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4">
            <text:p>2021/09/04</text:p>
          </table:table-cell>
          <table:table-cell table:style-name="ce1" office:value-type="time" office:time-value="PT04H20M00S">
            <text:p>04:20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2M00S">
            <text:p>18:12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style-name="ce1" office:value-type="time" office:time-value="PT19H29M00S">
            <text:p>19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5">
            <text:p>2021/09/05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/>
          <table:table-cell table:style-name="ce1" office:value-type="time" office:time-value="PT05H38M00S">
            <text:p>05:3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8">
            <text:p>278</text:p>
          </table:table-cell>
          <table:table-cell/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style-name="ce1" office:value-type="time" office:time-value="PT19H28M00S">
            <text:p>19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6">
            <text:p>2021/09/06</text:p>
          </table:table-cell>
          <table:table-cell table:style-name="ce1" office:value-type="time" office:time-value="PT04H21M00S">
            <text:p>04:21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style-name="ce1" office:value-type="time" office:time-value="PT19H27M00S">
            <text:p>19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7">
            <text:p>2021/09/07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float" office:value="277">
            <text:p>277</text:p>
          </table:table-cell>
          <table:table-cell/>
          <table:table-cell table:style-name="ce1" office:value-type="time" office:time-value="PT18H32M00S">
            <text:p>18:32</text:p>
          </table:table-cell>
          <table:table-cell table:style-name="ce1" office:value-type="time" office:time-value="PT18H58M00S">
            <text:p>18:58</text:p>
          </table:table-cell>
          <table:table-cell table:style-name="ce1" office:value-type="time" office:time-value="PT19H26M00S">
            <text:p>19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8">
            <text:p>2021/09/08</text:p>
          </table:table-cell>
          <table:table-cell table:style-name="ce1" office:value-type="time" office:time-value="PT04H22M00S">
            <text:p>04:22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6M00S">
            <text:p>05:16</text:p>
          </table:table-cell>
          <table:table-cell table:style-name="ce1"/>
          <table:table-cell table:style-name="ce1" office:value-type="time" office:time-value="PT05H39M00S">
            <text:p>05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style-name="ce1" office:value-type="time" office:time-value="PT19H25M00S">
            <text:p>19:2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09">
            <text:p>2021/09/09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style-name="ce1" office:value-type="time" office:time-value="PT19H23M00S">
            <text:p>19:2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0">
            <text:p>2021/09/10</text:p>
          </table:table-cell>
          <table:table-cell table:style-name="ce1" office:value-type="time" office:time-value="PT04H23M00S">
            <text:p>04:23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/>
          <table:table-cell table:style-name="ce1" office:value-type="time" office:time-value="PT05H40M00S">
            <text:p>05:4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76">
            <text:p>276</text:p>
          </table:table-cell>
          <table:table-cell/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style-name="ce1" office:value-type="time" office:time-value="PT19H22M00S">
            <text:p>19:2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1">
            <text:p>2021/09/11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style-name="ce1" office:value-type="time" office:time-value="PT19H21M00S">
            <text:p>19:2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2">
            <text:p>2021/09/12</text:p>
          </table:table-cell>
          <table:table-cell table:style-name="ce1" office:value-type="time" office:time-value="PT04H24M00S">
            <text:p>04:24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75">
            <text:p>275</text:p>
          </table:table-cell>
          <table:table-cell/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style-name="ce1" office:value-type="time" office:time-value="PT19H20M00S">
            <text:p>19:2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3">
            <text:p>2021/09/13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8M00S">
            <text:p>05:18</text:p>
          </table:table-cell>
          <table:table-cell table:style-name="ce1"/>
          <table:table-cell table:style-name="ce1" office:value-type="time" office:time-value="PT05H41M00S">
            <text:p>05:41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style-name="ce1" office:value-type="time" office:time-value="PT19H19M00S">
            <text:p>19:1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4">
            <text:p>2021/09/14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style-name="ce1" office:value-type="time" office:time-value="PT19H18M00S">
            <text:p>19:1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5">
            <text:p>2021/09/15</text:p>
          </table:table-cell>
          <table:table-cell table:style-name="ce1" office:value-type="time" office:time-value="PT04H25M00S">
            <text:p>04:25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274">
            <text:p>274</text:p>
          </table:table-cell>
          <table:table-cell/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style-name="ce1" office:value-type="time" office:time-value="PT19H16M00S">
            <text:p>19:1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6">
            <text:p>2021/09/16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19M00S">
            <text:p>05:19</text:p>
          </table:table-cell>
          <table:table-cell table:style-name="ce1"/>
          <table:table-cell table:style-name="ce1" office:value-type="time" office:time-value="PT05H42M00S">
            <text:p>05:42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2M00S">
            <text:p>18:22</text:p>
          </table:table-cell>
          <table:table-cell table:style-name="ce1" office:value-type="time" office:time-value="PT18H48M00S">
            <text:p>18:48</text:p>
          </table:table-cell>
          <table:table-cell table:style-name="ce1" office:value-type="time" office:time-value="PT19H15M00S">
            <text:p>19:1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7">
            <text:p>2021/09/17</text:p>
          </table:table-cell>
          <table:table-cell table:style-name="ce1" office:value-type="time" office:time-value="PT04H26M00S">
            <text:p>04:26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73">
            <text:p>273</text:p>
          </table:table-cell>
          <table:table-cell/>
          <table:table-cell table:style-name="ce1" office:value-type="time" office:time-value="PT18H21M00S">
            <text:p>18:21</text:p>
          </table:table-cell>
          <table:table-cell table:style-name="ce1" office:value-type="time" office:time-value="PT18H47M00S">
            <text:p>18:47</text:p>
          </table:table-cell>
          <table:table-cell table:style-name="ce1" office:value-type="time" office:time-value="PT19H14M00S">
            <text:p>19:1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8">
            <text:p>2021/09/18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0M00S">
            <text:p>05:20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20M00S">
            <text:p>18:20</text:p>
          </table:table-cell>
          <table:table-cell table:style-name="ce1" office:value-type="time" office:time-value="PT18H46M00S">
            <text:p>18:46</text:p>
          </table:table-cell>
          <table:table-cell table:style-name="ce1" office:value-type="time" office:time-value="PT19H13M00S">
            <text:p>19:1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19">
            <text:p>2021/09/19</text:p>
          </table:table-cell>
          <table:table-cell table:style-name="ce1" office:value-type="time" office:time-value="PT04H27M00S">
            <text:p>04:2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72">
            <text:p>272</text:p>
          </table:table-cell>
          <table:table-cell/>
          <table:table-cell table:style-name="ce1" office:value-type="time" office:time-value="PT18H19M00S">
            <text:p>18:19</text:p>
          </table:table-cell>
          <table:table-cell table:style-name="ce1" office:value-type="time" office:time-value="PT18H45M00S">
            <text:p>18:45</text:p>
          </table:table-cell>
          <table:table-cell table:style-name="ce1" office:value-type="time" office:time-value="PT19H12M00S">
            <text:p>19:1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0">
            <text:p>2021/09/20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style-name="ce1" office:value-type="time" office:time-value="PT19H11M00S">
            <text:p>19:1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1">
            <text:p>2021/09/21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1M00S">
            <text:p>05:21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style-name="ce1" office:value-type="time" office:time-value="PT19H10M00S">
            <text:p>19:1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2">
            <text:p>2021/09/22</text:p>
          </table:table-cell>
          <table:table-cell table:style-name="ce1" office:value-type="time" office:time-value="PT04H28M00S">
            <text:p>04:2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4M00S">
            <text:p>05:44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float" office:value="271">
            <text:p>271</text:p>
          </table:table-cell>
          <table:table-cell/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style-name="ce1" office:value-type="time" office:time-value="PT19H08M00S">
            <text:p>19:0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3">
            <text:p>2021/09/23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4M00S">
            <text:p>18:14</text:p>
          </table:table-cell>
          <table:table-cell table:style-name="ce1" office:value-type="time" office:time-value="PT18H41M00S">
            <text:p>18:41</text:p>
          </table:table-cell>
          <table:table-cell table:style-name="ce1" office:value-type="time" office:time-value="PT19H07M00S">
            <text:p>19:0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4">
            <text:p>2021/09/24</text:p>
          </table:table-cell>
          <table:table-cell table:style-name="ce1" office:value-type="time" office:time-value="PT04H29M00S">
            <text:p>04:2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2M00S">
            <text:p>05:22</text:p>
          </table:table-cell>
          <table:table-cell table:style-name="ce1"/>
          <table:table-cell table:style-name="ce1" office:value-type="time" office:time-value="PT05H45M00S">
            <text:p>05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270">
            <text:p>270</text:p>
          </table:table-cell>
          <table:table-cell/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style-name="ce1" office:value-type="time" office:time-value="PT19H06M00S">
            <text:p>19:0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5">
            <text:p>2021/09/25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style-name="ce1" office:value-type="time" office:time-value="PT19H05M00S">
            <text:p>19:0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6">
            <text:p>2021/09/26</text:p>
          </table:table-cell>
          <table:table-cell table:style-name="ce1" office:value-type="time" office:time-value="PT04H30M00S">
            <text:p>04:30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3M00S">
            <text:p>05:23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69">
            <text:p>269</text:p>
          </table:table-cell>
          <table:table-cell/>
          <table:table-cell table:style-name="ce1" office:value-type="time" office:time-value="PT18H11M00S">
            <text:p>18:11</text:p>
          </table:table-cell>
          <table:table-cell table:style-name="ce1" office:value-type="time" office:time-value="PT18H37M00S">
            <text:p>18:37</text:p>
          </table:table-cell>
          <table:table-cell table:style-name="ce1" office:value-type="time" office:time-value="PT19H04M00S">
            <text:p>19:0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7">
            <text:p>2021/09/27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6M00S">
            <text:p>05:4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10M00S">
            <text:p>18:10</text:p>
          </table:table-cell>
          <table:table-cell table:style-name="ce1" office:value-type="time" office:time-value="PT18H36M00S">
            <text:p>18:36</text:p>
          </table:table-cell>
          <table:table-cell table:style-name="ce1" office:value-type="time" office:time-value="PT19H03M00S">
            <text:p>19:0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8">
            <text:p>2021/09/28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6M00S">
            <text:p>17:46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09M00S">
            <text:p>18:09</text:p>
          </table:table-cell>
          <table:table-cell table:style-name="ce1" office:value-type="time" office:time-value="PT18H35M00S">
            <text:p>18:35</text:p>
          </table:table-cell>
          <table:table-cell table:style-name="ce1" office:value-type="time" office:time-value="PT19H02M00S">
            <text:p>19:0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29">
            <text:p>2021/09/29</text:p>
          </table:table-cell>
          <table:table-cell table:style-name="ce1" office:value-type="time" office:time-value="PT04H31M00S">
            <text:p>04:31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4M00S">
            <text:p>05:24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7H45M00S">
            <text:p>17:45</text:p>
          </table:table-cell>
          <table:table-cell office:value-type="float" office:value="268">
            <text:p>268</text:p>
          </table:table-cell>
          <table:table-cell/>
          <table:table-cell table:style-name="ce1" office:value-type="time" office:time-value="PT18H08M00S">
            <text:p>18:08</text:p>
          </table:table-cell>
          <table:table-cell table:style-name="ce1" office:value-type="time" office:time-value="PT18H34M00S">
            <text:p>18:34</text:p>
          </table:table-cell>
          <table:table-cell table:style-name="ce1" office:value-type="time" office:time-value="PT19H01M00S">
            <text:p>19:0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09-30">
            <text:p>2021/09/30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/>
          <table:table-cell table:style-name="ce1" office:value-type="time" office:time-value="PT05H48M00S">
            <text:p>05:4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7M00S">
            <text:p>18:07</text:p>
          </table:table-cell>
          <table:table-cell table:style-name="ce1" office:value-type="time" office:time-value="PT18H33M00S">
            <text:p>18:33</text:p>
          </table:table-cell>
          <table:table-cell table:style-name="ce1" office:value-type="time" office:time-value="PT19H00M00S">
            <text:p>19:0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1">
            <text:p>2021/10/01</text:p>
          </table:table-cell>
          <table:table-cell table:style-name="ce1" office:value-type="time" office:time-value="PT04H32M00S">
            <text:p>04:32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67">
            <text:p>267</text:p>
          </table:table-cell>
          <table:table-cell/>
          <table:table-cell table:style-name="ce1" office:value-type="time" office:time-value="PT18H06M00S">
            <text:p>18:06</text:p>
          </table:table-cell>
          <table:table-cell table:style-name="ce1" office:value-type="time" office:time-value="PT18H32M00S">
            <text:p>18:32</text:p>
          </table:table-cell>
          <table:table-cell table:style-name="ce1" office:value-type="time" office:time-value="PT18H59M00S">
            <text:p>18:5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2">
            <text:p>2021/10/02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5M00S">
            <text:p>05:25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5M00S">
            <text:p>18:05</text:p>
          </table:table-cell>
          <table:table-cell table:style-name="ce1" office:value-type="time" office:time-value="PT18H31M00S">
            <text:p>18:31</text:p>
          </table:table-cell>
          <table:table-cell table:style-name="ce1" office:value-type="time" office:time-value="PT18H58M00S">
            <text:p>18:5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3">
            <text:p>2021/10/03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1M00S">
            <text:p>17:41</text:p>
          </table:table-cell>
          <table:table-cell office:value-type="float" office:value="266">
            <text:p>266</text:p>
          </table:table-cell>
          <table:table-cell/>
          <table:table-cell table:style-name="ce1" office:value-type="time" office:time-value="PT18H04M00S">
            <text:p>18:04</text:p>
          </table:table-cell>
          <table:table-cell table:style-name="ce1" office:value-type="time" office:time-value="PT18H30M00S">
            <text:p>18:30</text:p>
          </table:table-cell>
          <table:table-cell table:style-name="ce1" office:value-type="time" office:time-value="PT18H57M00S">
            <text:p>18:5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4">
            <text:p>2021/10/04</text:p>
          </table:table-cell>
          <table:table-cell table:style-name="ce1" office:value-type="time" office:time-value="PT04H33M00S">
            <text:p>04:33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6M00S">
            <text:p>05:26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3M00S">
            <text:p>18:03</text:p>
          </table:table-cell>
          <table:table-cell table:style-name="ce1" office:value-type="time" office:time-value="PT18H29M00S">
            <text:p>18:29</text:p>
          </table:table-cell>
          <table:table-cell table:style-name="ce1" office:value-type="time" office:time-value="PT18H56M00S">
            <text:p>18:5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5">
            <text:p>2021/10/05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2M00S">
            <text:p>18:02</text:p>
          </table:table-cell>
          <table:table-cell table:style-name="ce1" office:value-type="time" office:time-value="PT18H28M00S">
            <text:p>18:28</text:p>
          </table:table-cell>
          <table:table-cell table:style-name="ce1" office:value-type="time" office:time-value="PT18H55M00S">
            <text:p>18:5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6">
            <text:p>2021/10/06</text:p>
          </table:table-cell>
          <table:table-cell table:style-name="ce1" office:value-type="time" office:time-value="PT04H34M00S">
            <text:p>04:34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float" office:value="265">
            <text:p>265</text:p>
          </table:table-cell>
          <table:table-cell/>
          <table:table-cell table:style-name="ce1" office:value-type="time" office:time-value="PT18H01M00S">
            <text:p>18:01</text:p>
          </table:table-cell>
          <table:table-cell table:style-name="ce1" office:value-type="time" office:time-value="PT18H27M00S">
            <text:p>18:27</text:p>
          </table:table-cell>
          <table:table-cell table:style-name="ce1" office:value-type="time" office:time-value="PT18H54M00S">
            <text:p>18:5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7">
            <text:p>2021/10/07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7M00S">
            <text:p>05:27</text:p>
          </table:table-cell>
          <table:table-cell table:style-name="ce1"/>
          <table:table-cell table:style-name="ce1" office:value-type="time" office:time-value="PT05H50M00S">
            <text:p>05:50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8H00M00S">
            <text:p>18:00</text:p>
          </table:table-cell>
          <table:table-cell table:style-name="ce1" office:value-type="time" office:time-value="PT18H26M00S">
            <text:p>18:26</text:p>
          </table:table-cell>
          <table:table-cell table:style-name="ce1" office:value-type="time" office:time-value="PT18H53M00S">
            <text:p>18:5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8">
            <text:p>2021/10/08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64">
            <text:p>264</text:p>
          </table:table-cell>
          <table:table-cell/>
          <table:table-cell table:style-name="ce1" office:value-type="time" office:time-value="PT17H59M00S">
            <text:p>17:59</text:p>
          </table:table-cell>
          <table:table-cell table:style-name="ce1" office:value-type="time" office:time-value="PT18H25M00S">
            <text:p>18:25</text:p>
          </table:table-cell>
          <table:table-cell table:style-name="ce1" office:value-type="time" office:time-value="PT18H52M00S">
            <text:p>18:5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09">
            <text:p>2021/10/09</text:p>
          </table:table-cell>
          <table:table-cell table:style-name="ce1" office:value-type="time" office:time-value="PT04H35M00S">
            <text:p>04:35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8M00S">
            <text:p>05:28</text:p>
          </table:table-cell>
          <table:table-cell table:style-name="ce1"/>
          <table:table-cell table:style-name="ce1" office:value-type="time" office:time-value="PT05H51M00S">
            <text:p>05:51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7H58M00S">
            <text:p>17:58</text:p>
          </table:table-cell>
          <table:table-cell table:style-name="ce1" office:value-type="time" office:time-value="PT18H24M00S">
            <text:p>18:24</text:p>
          </table:table-cell>
          <table:table-cell table:style-name="ce1" office:value-type="time" office:time-value="PT18H51M00S">
            <text:p>18:5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0">
            <text:p>2021/10/10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4M00S">
            <text:p>17:34</text:p>
          </table:table-cell>
          <table:table-cell office:value-type="float" office:value="263">
            <text:p>263</text:p>
          </table:table-cell>
          <table:table-cell/>
          <table:table-cell table:style-name="ce1" office:value-type="time" office:time-value="PT17H57M00S">
            <text:p>17:57</text:p>
          </table:table-cell>
          <table:table-cell table:style-name="ce1" office:value-type="time" office:time-value="PT18H23M00S">
            <text:p>18:23</text:p>
          </table:table-cell>
          <table:table-cell table:style-name="ce1" office:value-type="time" office:time-value="PT18H50M00S">
            <text:p>18:5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1">
            <text:p>2021/10/11</text:p>
          </table:table-cell>
          <table:table-cell table:style-name="ce1" office:value-type="time" office:time-value="PT04H36M00S">
            <text:p>04:36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29M00S">
            <text:p>05:29</text:p>
          </table:table-cell>
          <table:table-cell table:style-name="ce1"/>
          <table:table-cell table:style-name="ce1" office:value-type="time" office:time-value="PT05H52M00S">
            <text:p>05:52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6M00S">
            <text:p>17:56</text:p>
          </table:table-cell>
          <table:table-cell table:style-name="ce1" office:value-type="time" office:time-value="PT18H22M00S">
            <text:p>18:22</text:p>
          </table:table-cell>
          <table:table-cell table:style-name="ce1" office:value-type="time" office:time-value="PT18H49M00S">
            <text:p>18:4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2">
            <text:p>2021/10/12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5M00S">
            <text:p>17:55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8M00S">
            <text:p>18:4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3">
            <text:p>2021/10/13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262">
            <text:p>262</text:p>
          </table:table-cell>
          <table:table-cell/>
          <table:table-cell table:style-name="ce1" office:value-type="time" office:time-value="PT17H54M00S">
            <text:p>17:54</text:p>
          </table:table-cell>
          <table:table-cell table:style-name="ce1" office:value-type="time" office:time-value="PT18H21M00S">
            <text:p>18:21</text:p>
          </table:table-cell>
          <table:table-cell table:style-name="ce1" office:value-type="time" office:time-value="PT18H47M00S">
            <text:p>18:4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4">
            <text:p>2021/10/14</text:p>
          </table:table-cell>
          <table:table-cell table:style-name="ce1" office:value-type="time" office:time-value="PT04H37M00S">
            <text:p>04:37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0M00S">
            <text:p>05:30</text:p>
          </table:table-cell>
          <table:table-cell table:style-name="ce1"/>
          <table:table-cell table:style-name="ce1" office:value-type="time" office:time-value="PT05H53M00S">
            <text:p>05:53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3M00S">
            <text:p>17:53</text:p>
          </table:table-cell>
          <table:table-cell table:style-name="ce1" office:value-type="time" office:time-value="PT18H20M00S">
            <text:p>18:20</text:p>
          </table:table-cell>
          <table:table-cell table:style-name="ce1" office:value-type="time" office:time-value="PT18H46M00S">
            <text:p>18:4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5">
            <text:p>2021/10/15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61">
            <text:p>261</text:p>
          </table:table-cell>
          <table:table-cell/>
          <table:table-cell table:style-name="ce1" office:value-type="time" office:time-value="PT17H52M00S">
            <text:p>17:52</text:p>
          </table:table-cell>
          <table:table-cell table:style-name="ce1" office:value-type="time" office:time-value="PT18H19M00S">
            <text:p>18:19</text:p>
          </table:table-cell>
          <table:table-cell table:style-name="ce1" office:value-type="time" office:time-value="PT18H45M00S">
            <text:p>18:4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6">
            <text:p>2021/10/16</text:p>
          </table:table-cell>
          <table:table-cell table:style-name="ce1" office:value-type="time" office:time-value="PT04H38M00S">
            <text:p>04:38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1M00S">
            <text:p>05:31</text:p>
          </table:table-cell>
          <table:table-cell table:style-name="ce1"/>
          <table:table-cell table:style-name="ce1" office:value-type="time" office:time-value="PT05H54M00S">
            <text:p>05:54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1M00S">
            <text:p>17:51</text:p>
          </table:table-cell>
          <table:table-cell table:style-name="ce1" office:value-type="time" office:time-value="PT18H18M00S">
            <text:p>18:18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7">
            <text:p>2021/10/17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7M00S">
            <text:p>18:17</text:p>
          </table:table-cell>
          <table:table-cell table:style-name="ce1" office:value-type="time" office:time-value="PT18H44M00S">
            <text:p>18:4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8">
            <text:p>2021/10/18</text:p>
          </table:table-cell>
          <table:table-cell table:style-name="ce1" office:value-type="time" office:time-value="PT04H39M00S">
            <text:p>04:39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2M00S">
            <text:p>05:32</text:p>
          </table:table-cell>
          <table:table-cell table:style-name="ce1"/>
          <table:table-cell table:style-name="ce1" office:value-type="time" office:time-value="PT05H55M00S">
            <text:p>05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float" office:value="260">
            <text:p>260</text:p>
          </table:table-cell>
          <table:table-cell/>
          <table:table-cell table:style-name="ce1" office:value-type="time" office:time-value="PT17H50M00S">
            <text:p>17:50</text:p>
          </table:table-cell>
          <table:table-cell table:style-name="ce1" office:value-type="time" office:time-value="PT18H16M00S">
            <text:p>18:16</text:p>
          </table:table-cell>
          <table:table-cell table:style-name="ce1" office:value-type="time" office:time-value="PT18H43M00S">
            <text:p>18:4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19">
            <text:p>2021/10/19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9M00S">
            <text:p>17:49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2M00S">
            <text:p>18:4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0">
            <text:p>2021/10/20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3M00S">
            <text:p>05:33</text:p>
          </table:table-cell>
          <table:table-cell table:style-name="ce1"/>
          <table:table-cell table:style-name="ce1" office:value-type="time" office:time-value="PT05H56M00S">
            <text:p>05:56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float" office:value="259">
            <text:p>259</text:p>
          </table:table-cell>
          <table:table-cell/>
          <table:table-cell table:style-name="ce1" office:value-type="time" office:time-value="PT17H48M00S">
            <text:p>17:48</text:p>
          </table:table-cell>
          <table:table-cell table:style-name="ce1" office:value-type="time" office:time-value="PT18H15M00S">
            <text:p>18:15</text:p>
          </table:table-cell>
          <table:table-cell table:style-name="ce1" office:value-type="time" office:time-value="PT18H41M00S">
            <text:p>18:4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1">
            <text:p>2021/10/21</text:p>
          </table:table-cell>
          <table:table-cell table:style-name="ce1" office:value-type="time" office:time-value="PT04H40M00S">
            <text:p>04:40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7M00S">
            <text:p>17:47</text:p>
          </table:table-cell>
          <table:table-cell table:style-name="ce1" office:value-type="time" office:time-value="PT18H14M00S">
            <text:p>18:14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2">
            <text:p>2021/10/22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/>
          <table:table-cell table:style-name="ce1" office:value-type="time" office:time-value="PT05H57M00S">
            <text:p>05:5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3M00S">
            <text:p>18:13</text:p>
          </table:table-cell>
          <table:table-cell table:style-name="ce1" office:value-type="time" office:time-value="PT18H40M00S">
            <text:p>18:4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3">
            <text:p>2021/10/23</text:p>
          </table:table-cell>
          <table:table-cell table:style-name="ce1" office:value-type="time" office:time-value="PT04H41M00S">
            <text:p>04:41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58">
            <text:p>258</text:p>
          </table:table-cell>
          <table:table-cell/>
          <table:table-cell table:style-name="ce1" office:value-type="time" office:time-value="PT17H46M00S">
            <text:p>17:46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4">
            <text:p>2021/10/24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5M00S">
            <text:p>05:35</text:p>
          </table:table-cell>
          <table:table-cell table:style-name="ce1"/>
          <table:table-cell table:style-name="ce1" office:value-type="time" office:time-value="PT05H58M00S">
            <text:p>05:58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5M00S">
            <text:p>17:45</text:p>
          </table:table-cell>
          <table:table-cell table:style-name="ce1" office:value-type="time" office:time-value="PT18H12M00S">
            <text:p>18:12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5">
            <text:p>2021/10/25</text:p>
          </table:table-cell>
          <table:table-cell table:style-name="ce1" office:value-type="time" office:time-value="PT04H42M00S">
            <text:p>04:42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5H59M00S">
            <text:p>05:5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1M00S">
            <text:p>17:21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4M00S">
            <text:p>17:44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6">
            <text:p>2021/10/26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6M00S">
            <text:p>05:36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57">
            <text:p>257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7">
            <text:p>2021/10/27</text:p>
          </table:table-cell>
          <table:table-cell table:style-name="ce1" office:value-type="time" office:time-value="PT04H43M00S">
            <text:p>04:4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3M00S">
            <text:p>17:43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8">
            <text:p>2021/10/28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7M00S">
            <text:p>05:37</text:p>
          </table:table-cell>
          <table:table-cell table:style-name="ce1"/>
          <table:table-cell table:style-name="ce1" office:value-type="time" office:time-value="PT06H01M00S">
            <text:p>06:0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56">
            <text:p>256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29">
            <text:p>2021/10/29</text:p>
          </table:table-cell>
          <table:table-cell table:style-name="ce1" office:value-type="time" office:time-value="PT04H44M00S">
            <text:p>04:4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/>
          <table:table-cell table:style-name="ce1" office:value-type="time" office:time-value="PT06H01M00S">
            <text:p>06:01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30">
            <text:p>2021/10/30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8M00S">
            <text:p>05:38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0-31">
            <text:p>2021/10/31</text:p>
          </table:table-cell>
          <table:table-cell table:style-name="ce1" office:value-type="time" office:time-value="PT04H45M00S">
            <text:p>04:45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39M00S">
            <text:p>05:39</text:p>
          </table:table-cell>
          <table:table-cell table:style-name="ce1"/>
          <table:table-cell table:style-name="ce1" office:value-type="time" office:time-value="PT06H02M00S">
            <text:p>06:0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55">
            <text:p>25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1">
            <text:p>2021/11/01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3M00S">
            <text:p>06:03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2">
            <text:p>2021/11/02</text:p>
          </table:table-cell>
          <table:table-cell table:style-name="ce1" office:value-type="time" office:time-value="PT04H46M00S">
            <text:p>04:46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0M00S">
            <text:p>05:40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3">
            <text:p>2021/11/03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4M00S">
            <text:p>06:0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39M00S">
            <text:p>11:39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54">
            <text:p>25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4">
            <text:p>2021/11/04</text:p>
          </table:table-cell>
          <table:table-cell table:style-name="ce1" office:value-type="time" office:time-value="PT04H47M00S">
            <text:p>04:47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1M00S">
            <text:p>05:41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5">
            <text:p>2021/11/05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6">
            <text:p>2021/11/06</text:p>
          </table:table-cell>
          <table:table-cell table:style-name="ce1" office:value-type="time" office:time-value="PT04H48M00S">
            <text:p>04:48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2M00S">
            <text:p>05:42</text:p>
          </table:table-cell>
          <table:table-cell table:style-name="ce1"/>
          <table:table-cell table:style-name="ce1" office:value-type="time" office:time-value="PT06H06M00S">
            <text:p>06:0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53">
            <text:p>253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7">
            <text:p>2021/11/07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3M00S">
            <text:p>05:43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8">
            <text:p>2021/11/08</text:p>
          </table:table-cell>
          <table:table-cell table:style-name="ce1" office:value-type="time" office:time-value="PT04H49M00S">
            <text:p>04:49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7M00S">
            <text:p>06:0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09">
            <text:p>2021/11/09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4M00S">
            <text:p>05:44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52">
            <text:p>252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0">
            <text:p>2021/11/10</text:p>
          </table:table-cell>
          <table:table-cell table:style-name="ce1" office:value-type="time" office:time-value="PT04H50M00S">
            <text:p>04:50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1">
            <text:p>2021/11/11</text:p>
          </table:table-cell>
          <table:table-cell table:style-name="ce1" office:value-type="time" office:time-value="PT04H51M00S">
            <text:p>04:51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5M00S">
            <text:p>05:45</text:p>
          </table:table-cell>
          <table:table-cell table:style-name="ce1"/>
          <table:table-cell table:style-name="ce1" office:value-type="time" office:time-value="PT06H09M00S">
            <text:p>06:0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2">
            <text:p>2021/11/12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6M00S">
            <text:p>05:46</text:p>
          </table:table-cell>
          <table:table-cell table:style-name="ce1"/>
          <table:table-cell table:style-name="ce1" office:value-type="time" office:time-value="PT06H10M00S">
            <text:p>06:1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51">
            <text:p>251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3">
            <text:p>2021/11/13</text:p>
          </table:table-cell>
          <table:table-cell table:style-name="ce1" office:value-type="time" office:time-value="PT04H52M00S">
            <text:p>04:52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4">
            <text:p>2021/11/14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7M00S">
            <text:p>05:47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5">
            <text:p>2021/11/15</text:p>
          </table:table-cell>
          <table:table-cell table:style-name="ce1" office:value-type="time" office:time-value="PT04H53M00S">
            <text:p>04:53</text:p>
          </table:table-cell>
          <table:table-cell table:style-name="ce1" office:value-type="time" office:time-value="PT05H20M00S">
            <text:p>05:20</text:p>
          </table:table-cell>
          <table:table-cell table:style-name="ce1" office:value-type="time" office:time-value="PT05H48M00S">
            <text:p>05:48</text:p>
          </table:table-cell>
          <table:table-cell table:style-name="ce1"/>
          <table:table-cell table:style-name="ce1" office:value-type="time" office:time-value="PT06H12M00S">
            <text:p>06:1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6">
            <text:p>2021/11/16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1M00S">
            <text:p>05:21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50">
            <text:p>250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7">
            <text:p>2021/11/17</text:p>
          </table:table-cell>
          <table:table-cell table:style-name="ce1" office:value-type="time" office:time-value="PT04H54M00S">
            <text:p>04:54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49M00S">
            <text:p>05:49</text:p>
          </table:table-cell>
          <table:table-cell table:style-name="ce1"/>
          <table:table-cell table:style-name="ce1" office:value-type="time" office:time-value="PT06H13M00S">
            <text:p>06:13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8">
            <text:p>2021/11/18</text:p>
          </table:table-cell>
          <table:table-cell table:style-name="ce1" office:value-type="time" office:time-value="PT04H55M00S">
            <text:p>04:55</text:p>
          </table:table-cell>
          <table:table-cell table:style-name="ce1" office:value-type="time" office:time-value="PT05H22M00S">
            <text:p>05:22</text:p>
          </table:table-cell>
          <table:table-cell table:style-name="ce1" office:value-type="time" office:time-value="PT05H50M00S">
            <text:p>05:50</text:p>
          </table:table-cell>
          <table:table-cell table:style-name="ce1"/>
          <table:table-cell table:style-name="ce1" office:value-type="time" office:time-value="PT06H14M00S">
            <text:p>06:14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19">
            <text:p>2021/11/19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3M00S">
            <text:p>05:23</text:p>
          </table:table-cell>
          <table:table-cell table:style-name="ce1" office:value-type="time" office:time-value="PT05H51M00S">
            <text:p>05:51</text:p>
          </table:table-cell>
          <table:table-cell table:style-name="ce1"/>
          <table:table-cell table:style-name="ce1" office:value-type="time" office:time-value="PT06H15M00S">
            <text:p>06:1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0">
            <text:p>2021/11/20</text:p>
          </table:table-cell>
          <table:table-cell table:style-name="ce1" office:value-type="time" office:time-value="PT04H56M00S">
            <text:p>04:56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1M00S">
            <text:p>05:51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9">
            <text:p>249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1">
            <text:p>2021/11/21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4M00S">
            <text:p>05:24</text:p>
          </table:table-cell>
          <table:table-cell table:style-name="ce1" office:value-type="time" office:time-value="PT05H52M00S">
            <text:p>05:52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2">
            <text:p>2021/11/22</text:p>
          </table:table-cell>
          <table:table-cell table:style-name="ce1" office:value-type="time" office:time-value="PT04H57M00S">
            <text:p>04:57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7M00S">
            <text:p>06:1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3">
            <text:p>2021/11/23</text:p>
          </table:table-cell>
          <table:table-cell table:style-name="ce1" office:value-type="time" office:time-value="PT04H58M00S">
            <text:p>04:58</text:p>
          </table:table-cell>
          <table:table-cell table:style-name="ce1" office:value-type="time" office:time-value="PT05H25M00S">
            <text:p>05:25</text:p>
          </table:table-cell>
          <table:table-cell table:style-name="ce1" office:value-type="time" office:time-value="PT05H53M00S">
            <text:p>05:53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4">
            <text:p>2021/11/24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6M00S">
            <text:p>05:26</text:p>
          </table:table-cell>
          <table:table-cell table:style-name="ce1" office:value-type="time" office:time-value="PT05H54M00S">
            <text:p>05:54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8">
            <text:p>248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5">
            <text:p>2021/11/25</text:p>
          </table:table-cell>
          <table:table-cell table:style-name="ce1" office:value-type="time" office:time-value="PT04H59M00S">
            <text:p>04:59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19M00S">
            <text:p>06:19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6">
            <text:p>2021/11/26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7M00S">
            <text:p>05:27</text:p>
          </table:table-cell>
          <table:table-cell table:style-name="ce1" office:value-type="time" office:time-value="PT05H55M00S">
            <text:p>05:55</text:p>
          </table:table-cell>
          <table:table-cell table:style-name="ce1"/>
          <table:table-cell table:style-name="ce1" office:value-type="time" office:time-value="PT06H20M00S">
            <text:p>06:20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7">
            <text:p>2021/11/27</text:p>
          </table:table-cell>
          <table:table-cell table:style-name="ce1" office:value-type="time" office:time-value="PT05H00M00S">
            <text:p>05:00</text:p>
          </table:table-cell>
          <table:table-cell table:style-name="ce1" office:value-type="time" office:time-value="PT05H28M00S">
            <text:p>05:28</text:p>
          </table:table-cell>
          <table:table-cell table:style-name="ce1" office:value-type="time" office:time-value="PT05H56M00S">
            <text:p>05:56</text:p>
          </table:table-cell>
          <table:table-cell table:style-name="ce1"/>
          <table:table-cell table:style-name="ce1" office:value-type="time" office:time-value="PT06H21M00S">
            <text:p>06:2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8">
            <text:p>2021/11/28</text:p>
          </table:table-cell>
          <table:table-cell table:style-name="ce1" office:value-type="time" office:time-value="PT05H01M00S">
            <text:p>05:01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7M00S">
            <text:p>05:57</text:p>
          </table:table-cell>
          <table:table-cell/>
          <table:table-cell table:style-name="ce1" office:value-type="time" office:time-value="PT06H21M00S">
            <text:p>06:2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6M00S">
            <text:p>18:2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29">
            <text:p>2021/11/29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29M00S">
            <text:p>05:29</text:p>
          </table:table-cell>
          <table:table-cell table:style-name="ce1" office:value-type="time" office:time-value="PT05H57M00S">
            <text:p>05:57</text:p>
          </table:table-cell>
          <table:table-cell table:style-name="ce1"/>
          <table:table-cell table:style-name="ce1" office:value-type="time" office:time-value="PT06H22M00S">
            <text:p>06:2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7">
            <text:p>247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1-30">
            <text:p>2021/11/30</text:p>
          </table:table-cell>
          <table:table-cell table:style-name="ce1" office:value-type="time" office:time-value="PT05H02M00S">
            <text:p>05:02</text:p>
          </table:table-cell>
          <table:table-cell table:style-name="ce1" office:value-type="time" office:time-value="PT05H30M00S">
            <text:p>05:30</text:p>
          </table:table-cell>
          <table:table-cell table:style-name="ce1" office:value-type="time" office:time-value="PT05H58M00S">
            <text:p>05:58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1">
            <text:p>2021/12/01</text:p>
          </table:table-cell>
          <table:table-cell table:style-name="ce1" office:value-type="time" office:time-value="PT05H03M00S">
            <text:p>05:03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9M00S">
            <text:p>05:59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2">
            <text:p>2021/12/02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1M00S">
            <text:p>05:31</text:p>
          </table:table-cell>
          <table:table-cell table:style-name="ce1" office:value-type="time" office:time-value="PT05H59M00S">
            <text:p>05:59</text:p>
          </table:table-cell>
          <table:table-cell table:style-name="ce1"/>
          <table:table-cell table:style-name="ce1" office:value-type="time" office:time-value="PT06H24M00S">
            <text:p>06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3">
            <text:p>2021/12/03</text:p>
          </table:table-cell>
          <table:table-cell table:style-name="ce1" office:value-type="time" office:time-value="PT05H04M00S">
            <text:p>05:04</text:p>
          </table:table-cell>
          <table:table-cell table:style-name="ce1" office:value-type="time" office:time-value="PT05H32M00S">
            <text:p>05:32</text:p>
          </table:table-cell>
          <table:table-cell table:style-name="ce1" office:value-type="time" office:time-value="PT06H00M00S">
            <text:p>06:00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4">
            <text:p>2021/12/04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7H59M00S">
            <text:p>17:59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5">
            <text:p>2021/12/05</text:p>
          </table:table-cell>
          <table:table-cell table:style-name="ce1" office:value-type="time" office:time-value="PT05H05M00S">
            <text:p>05:05</text:p>
          </table:table-cell>
          <table:table-cell table:style-name="ce1" office:value-type="time" office:time-value="PT05H33M00S">
            <text:p>05:33</text:p>
          </table:table-cell>
          <table:table-cell table:style-name="ce1" office:value-type="time" office:time-value="PT06H01M00S">
            <text:p>06:01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6">
            <text:p>246</text:p>
          </table:table-cell>
          <table:table-cell/>
          <table:table-cell table:style-name="ce1" office:value-type="time" office:time-value="PT17H31M00S">
            <text:p>17:31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7M00S">
            <text:p>18:2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6">
            <text:p>2021/12/06</text:p>
          </table:table-cell>
          <table:table-cell table:style-name="ce1" office:value-type="time" office:time-value="PT05H06M00S">
            <text:p>05:06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2M00S">
            <text:p>06:02</text:p>
          </table:table-cell>
          <table:table-cell table:style-name="ce1"/>
          <table:table-cell table:style-name="ce1" office:value-type="time" office:time-value="PT06H27M00S">
            <text:p>06:2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7">
            <text:p>2021/12/07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4M00S">
            <text:p>05:34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8">
            <text:p>2021/12/08</text:p>
          </table:table-cell>
          <table:table-cell table:style-name="ce1" office:value-type="time" office:time-value="PT05H07M00S">
            <text:p>05:07</text:p>
          </table:table-cell>
          <table:table-cell table:style-name="ce1" office:value-type="time" office:time-value="PT05H35M00S">
            <text:p>05:35</text:p>
          </table:table-cell>
          <table:table-cell table:style-name="ce1" office:value-type="time" office:time-value="PT06H03M00S">
            <text:p>06:03</text:p>
          </table:table-cell>
          <table:table-cell table:style-name="ce1"/>
          <table:table-cell table:style-name="ce1" office:value-type="time" office:time-value="PT06H28M00S">
            <text:p>06:2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0M00S">
            <text:p>18:00</text:p>
          </table:table-cell>
          <table:table-cell table:style-name="ce1" office:value-type="time" office:time-value="PT18H28M00S">
            <text:p>18:2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09">
            <text:p>2021/12/09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4M00S">
            <text:p>06:04</text:p>
          </table:table-cell>
          <table:table-cell table:style-name="ce1"/>
          <table:table-cell table:style-name="ce1" office:value-type="time" office:time-value="PT06H29M00S">
            <text:p>06:2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8M00S">
            <text:p>11:4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2M00S">
            <text:p>17:32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0">
            <text:p>2021/12/10</text:p>
          </table:table-cell>
          <table:table-cell table:style-name="ce1" office:value-type="time" office:time-value="PT05H08M00S">
            <text:p>05:08</text:p>
          </table:table-cell>
          <table:table-cell table:style-name="ce1" office:value-type="time" office:time-value="PT05H36M00S">
            <text:p>05:36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1">
            <text:p>2021/12/11</text:p>
          </table:table-cell>
          <table:table-cell table:style-name="ce1" office:value-type="time" office:time-value="PT05H09M00S">
            <text:p>05:09</text:p>
          </table:table-cell>
          <table:table-cell table:style-name="ce1" office:value-type="time" office:time-value="PT05H37M00S">
            <text:p>05:37</text:p>
          </table:table-cell>
          <table:table-cell table:style-name="ce1" office:value-type="time" office:time-value="PT06H05M00S">
            <text:p>06:05</text:p>
          </table:table-cell>
          <table:table-cell table:style-name="ce1"/>
          <table:table-cell table:style-name="ce1" office:value-type="time" office:time-value="PT06H30M00S">
            <text:p>06:3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1M00S">
            <text:p>18:01</text:p>
          </table:table-cell>
          <table:table-cell table:style-name="ce1" office:value-type="time" office:time-value="PT18H29M00S">
            <text:p>18:29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2">
            <text:p>2021/12/12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6M00S">
            <text:p>06:06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3">
            <text:p>2021/12/13</text:p>
          </table:table-cell>
          <table:table-cell table:style-name="ce1" office:value-type="time" office:time-value="PT05H10M00S">
            <text:p>05:10</text:p>
          </table:table-cell>
          <table:table-cell table:style-name="ce1" office:value-type="time" office:time-value="PT05H38M00S">
            <text:p>05:38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1M00S">
            <text:p>06:3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3M00S">
            <text:p>17:33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4">
            <text:p>2021/12/14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7M00S">
            <text:p>06:07</text:p>
          </table:table-cell>
          <table:table-cell table:style-name="ce1"/>
          <table:table-cell table:style-name="ce1" office:value-type="time" office:time-value="PT06H32M00S">
            <text:p>06:3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2M00S">
            <text:p>18:02</text:p>
          </table:table-cell>
          <table:table-cell table:style-name="ce1" office:value-type="time" office:time-value="PT18H30M00S">
            <text:p>18:30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5">
            <text:p>2021/12/15</text:p>
          </table:table-cell>
          <table:table-cell table:style-name="ce1" office:value-type="time" office:time-value="PT05H11M00S">
            <text:p>05:11</text:p>
          </table:table-cell>
          <table:table-cell table:style-name="ce1" office:value-type="time" office:time-value="PT05H39M00S">
            <text:p>05:39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4M00S">
            <text:p>17:34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6">
            <text:p>2021/12/16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8M00S">
            <text:p>06:08</text:p>
          </table:table-cell>
          <table:table-cell table:style-name="ce1"/>
          <table:table-cell table:style-name="ce1" office:value-type="time" office:time-value="PT06H33M00S">
            <text:p>06:3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7">
            <text:p>2021/12/17</text:p>
          </table:table-cell>
          <table:table-cell table:style-name="ce1" office:value-type="time" office:time-value="PT05H12M00S">
            <text:p>05:12</text:p>
          </table:table-cell>
          <table:table-cell table:style-name="ce1" office:value-type="time" office:time-value="PT05H40M00S">
            <text:p>05:40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3M00S">
            <text:p>18:03</text:p>
          </table:table-cell>
          <table:table-cell table:style-name="ce1" office:value-type="time" office:time-value="PT18H31M00S">
            <text:p>18:31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8">
            <text:p>2021/12/18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1M00S">
            <text:p>05:41</text:p>
          </table:table-cell>
          <table:table-cell table:style-name="ce1" office:value-type="time" office:time-value="PT06H09M00S">
            <text:p>06:09</text:p>
          </table:table-cell>
          <table:table-cell table:style-name="ce1"/>
          <table:table-cell table:style-name="ce1" office:value-type="time" office:time-value="PT06H34M00S">
            <text:p>06:34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5M00S">
            <text:p>17:35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19">
            <text:p>2021/12/19</text:p>
          </table:table-cell>
          <table:table-cell table:style-name="ce1" office:value-type="time" office:time-value="PT05H13M00S">
            <text:p>05:13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10M00S">
            <text:p>06:10</text:p>
          </table:table-cell>
          <table:table-cell table:style-name="ce1"/>
          <table:table-cell table:style-name="ce1" office:value-type="time" office:time-value="PT06H35M00S">
            <text:p>06:3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4M00S">
            <text:p>18:04</text:p>
          </table:table-cell>
          <table:table-cell table:style-name="ce1" office:value-type="time" office:time-value="PT18H32M00S">
            <text:p>18:32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0">
            <text:p>2021/12/20</text:p>
          </table:table-cell>
          <table:table-cell table:style-name="ce1" office:value-type="time" office:time-value="PT05H14M00S">
            <text:p>05:14</text:p>
          </table:table-cell>
          <table:table-cell table:style-name="ce1" office:value-type="time" office:time-value="PT05H42M00S">
            <text:p>05:42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6M00S">
            <text:p>17:36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1">
            <text:p>2021/12/21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1M00S">
            <text:p>06:11</text:p>
          </table:table-cell>
          <table:table-cell table:style-name="ce1"/>
          <table:table-cell table:style-name="ce1" office:value-type="time" office:time-value="PT06H36M00S">
            <text:p>06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5M00S">
            <text:p>18:05</text:p>
          </table:table-cell>
          <table:table-cell table:style-name="ce1" office:value-type="time" office:time-value="PT18H33M00S">
            <text:p>18:33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2">
            <text:p>2021/12/22</text:p>
          </table:table-cell>
          <table:table-cell table:style-name="ce1" office:value-type="time" office:time-value="PT05H15M00S">
            <text:p>05:15</text:p>
          </table:table-cell>
          <table:table-cell table:style-name="ce1" office:value-type="time" office:time-value="PT05H43M00S">
            <text:p>05:43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4M00S">
            <text:p>11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7M00S">
            <text:p>17:37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3">
            <text:p>2021/12/23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6M00S">
            <text:p>18:06</text:p>
          </table:table-cell>
          <table:table-cell table:style-name="ce1" office:value-type="time" office:time-value="PT18H34M00S">
            <text:p>18:34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4">
            <text:p>2021/12/24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2M00S">
            <text:p>06:12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8M00S">
            <text:p>17:38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5">
            <text:p>2021/12/25</text:p>
          </table:table-cell>
          <table:table-cell table:style-name="ce1" office:value-type="time" office:time-value="PT05H16M00S">
            <text:p>05:16</text:p>
          </table:table-cell>
          <table:table-cell table:style-name="ce1" office:value-type="time" office:time-value="PT05H44M00S">
            <text:p>05:44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4M00S">
            <text:p>17:14</text:p>
          </table:table-cell>
          <table:table-cell office:value-type="float" office:value="244">
            <text:p>244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7M00S">
            <text:p>18:07</text:p>
          </table:table-cell>
          <table:table-cell table:style-name="ce1" office:value-type="time" office:time-value="PT18H35M00S">
            <text:p>18:35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6">
            <text:p>2021/12/26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3M00S">
            <text:p>06:13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39M00S">
            <text:p>17:39</text:p>
          </table:table-cell>
          <table:table-cell table:style-name="ce1" office:value-type="time" office:time-value="PT18H08M00S">
            <text:p>18:08</text:p>
          </table:table-cell>
          <table:table-cell table:style-name="ce1" office:value-type="time" office:time-value="PT18H36M00S">
            <text:p>18:36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7">
            <text:p>2021/12/27</text:p>
          </table:table-cell>
          <table:table-cell table:style-name="ce1" office:value-type="time" office:time-value="PT05H17M00S">
            <text:p>05:17</text:p>
          </table:table-cell>
          <table:table-cell table:style-name="ce1" office:value-type="time" office:time-value="PT05H45M00S">
            <text:p>05:45</text:p>
          </table:table-cell>
          <table:table-cell table:style-name="ce1" office:value-type="time" office:time-value="PT06H14M00S">
            <text:p>06:14</text:p>
          </table:table-cell>
          <table:table-cell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0M00S">
            <text:p>17:40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8">
            <text:p>2021/12/28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4M00S">
            <text:p>06:14</text:p>
          </table:table-cell>
          <table:table-cell table:style-name="ce1"/>
          <table:table-cell table:style-name="ce1" office:value-type="time" office:time-value="PT06H39M00S">
            <text:p>06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09M00S">
            <text:p>18:09</text:p>
          </table:table-cell>
          <table:table-cell table:style-name="ce1" office:value-type="time" office:time-value="PT18H37M00S">
            <text:p>18:37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29">
            <text:p>2021/12/29</text:p>
          </table:table-cell>
          <table:table-cell table:style-name="ce1" office:value-type="time" office:time-value="PT05H18M00S">
            <text:p>05:18</text:p>
          </table:table-cell>
          <table:table-cell table:style-name="ce1" office:value-type="time" office:time-value="PT05H46M00S">
            <text:p>05:46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1M00S">
            <text:p>17:41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30">
            <text:p>2021/12/30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10M00S">
            <text:p>18:10</text:p>
          </table:table-cell>
          <table:table-cell table:style-name="ce1" office:value-type="time" office:time-value="PT18H38M00S">
            <text:p>18:38</text:p>
          </table:table-cell>
          <table:table-cell table:number-columns-repeated="1006"/>
        </table:table-row>
        <table:table-row table:style-name="ro1">
          <table:table-cell office:value-type="string">
            <text:p>新竹</text:p>
          </table:table-cell>
          <table:table-cell office:value-type="date" office:date-value="2021-12-31">
            <text:p>2021/12/31</text:p>
          </table:table-cell>
          <table:table-cell table:style-name="ce1" office:value-type="time" office:time-value="PT05H19M00S">
            <text:p>05:19</text:p>
          </table:table-cell>
          <table:table-cell table:style-name="ce1" office:value-type="time" office:time-value="PT05H47M00S">
            <text:p>05:47</text:p>
          </table:table-cell>
          <table:table-cell table:style-name="ce1" office:value-type="time" office:time-value="PT06H15M00S">
            <text:p>06:15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45">
            <text:p>245</text:p>
          </table:table-cell>
          <table:table-cell/>
          <table:table-cell table:style-name="ce1" office:value-type="time" office:time-value="PT17H42M00S">
            <text:p>17:42</text:p>
          </table:table-cell>
          <table:table-cell table:style-name="ce1" office:value-type="time" office:time-value="PT18H11M00S">
            <text:p>18:11</text:p>
          </table:table-cell>
          <table:table-cell table:style-name="ce1" office:value-type="time" office:time-value="PT18H39M00S">
            <text:p>18:39</text:p>
          </table:table-cell>
          <table:table-cell table:number-columns-repeated="1006"/>
        </table:table-row>
        <table:table-row table:style-name="ro1" table:number-rows-repeated="10474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" svg:font-family="新細明體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/</number:text>
      <number:month number:style="long"/>
      <number:text>/</number:text>
      <number:day number:style="long"/>
    </number:date-style>
    <number:date-style style:name="N118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size="12pt" style:font-name-asian="新細明體" style:font-size-asian="12pt" style:font-name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2018/12/11</text:date>, <text:time>10:56:3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新竹日出日沒時刻表</dc:title>
    <dc:description>日出日沒時刻查詢</dc:description>
    <dc:subject>新竹日出日沒時刻</dc:subject>
    <meta:keyword>日出日沒時刻</meta:keyword>
    <meta:initial-creator>交通部中央氣象局天文站</meta:initial-creator>
    <dc:creator>振豐 鄭</dc:creator>
    <meta:creation-date>2007-12-03T05:35:03</meta:creation-date>
    <dc:date>2018-12-11T10:56:36.02</dc:date>
    <meta:editing-cycles>1</meta:editing-cycles>
    <meta:editing-duration>PT11S</meta:editing-duration>
    <meta:document-statistic meta:table-count="1" meta:cell-count="15358" meta:object-count="0"/>
  </office:meta>
</office:document-meta>
</file>